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P2" style:family="paragraph" style:parent-style-name="Title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P3" style:family="paragraph" style:parent-style-name="Subtitle">
      <style:paragraph-properties fo:break-before="auto" fo:line-height="115%" fo:border-bottom="#808080 0.053cm solid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text-indent="0cm" fo:line-height="115%" fo:margin-left="0.63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0.63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0.63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1.27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T16_11" style:family="text"/>
    <style:style style:name="T16_12" style:family="text">
      <style:text-properties fo:color="#1155cc" style:text-underline-style="solid" style:text-underline-color="font-color"/>
    </style:style>
    <style:style style:name="T16_13" style:family="text"/>
    <style:style style:name="T16_14" style:family="text">
      <style:text-properties fo:color="#1155cc" style:text-underline-style="solid" style:text-underline-color="font-color"/>
    </style:style>
    <style:style style:name="T16_15" style:family="text"/>
    <style:style style:name="T16_16" style:family="text">
      <style:text-properties fo:color="#1155cc" style:text-underline-style="solid" style:text-underline-color="font-color"/>
    </style:style>
    <style:style style:name="T16_17" style:family="text"/>
    <style:style style:name="T16_18" style:family="text">
      <style:text-properties fo:color="#1155cc" style:text-underline-style="solid" style:text-underline-color="font-color"/>
    </style:style>
    <style:style style:name="T16_19" style:family="text"/>
    <style:style style:name="T16_20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0.63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0.635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T18_11" style:family="text"/>
    <style:style style:name="T18_12" style:family="text">
      <style:text-properties fo:color="#1155cc" style:text-underline-style="solid" style:text-underline-color="font-color"/>
    </style:style>
    <style:style style:name="T18_13" style:family="text"/>
    <style:style style:name="T18_14" style:family="text">
      <style:text-properties fo:color="#1155cc" style:text-underline-style="solid" style:text-underline-color="font-color"/>
    </style:style>
    <style:style style:name="T18_15" style:family="text"/>
    <style:style style:name="T18_16" style:family="text">
      <style:text-properties fo:color="#1155cc" style:text-underline-style="solid" style:text-underline-color="font-color"/>
    </style:style>
    <style:style style:name="T18_17" style:family="text"/>
    <style:style style:name="T18_18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T20_11" style:family="text"/>
    <style:style style:name="T20_12" style:family="text">
      <style:text-properties fo:color="#1155cc" style:text-underline-style="solid" style:text-underline-color="font-color"/>
    </style:style>
    <style:style style:name="T20_13" style:family="text"/>
    <style:style style:name="T20_14" style:family="text">
      <style:text-properties fo:color="#1155cc" style:text-underline-style="solid" style:text-underline-color="font-color"/>
    </style:style>
    <style:style style:name="T20_15" style:family="text"/>
    <style:style style:name="T20_16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0.63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Heading_20_1">
      <style:paragraph-properties fo:break-before="page" fo:line-height="115%" style:writing-mode="lr-tb"/>
    </style:style>
    <style:style style:name="T25_1" style:family="text"/>
    <style:style style:name="T25_2" style:family="text"/>
    <style:style style:name="P26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3.228cm"/>
    </style:style>
    <style:style style:name="Column2" style:family="table-column">
      <style:table-column-properties style:column-width="3.043cm"/>
    </style:style>
    <style:style style:name="Column3" style:family="table-column">
      <style:table-column-properties style:column-width="10.23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/>
    <style:style style:name="T32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3" style:family="text"/>
    <style:style style:name="T32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5" style:family="text"/>
    <style:style style:name="T32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7" style:family="text"/>
    <style:style style:name="T32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9" style:family="text"/>
    <style:style style:name="T32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11" style:family="text"/>
    <style:style style:name="T32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13" style:family="text"/>
    <style:style style:name="T32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15" style:family="text"/>
    <style:style style:name="T32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17" style:family="text"/>
    <style:style style:name="T32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19" style:family="text"/>
    <style:style style:name="T32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21" style:family="text"/>
    <style:style style:name="T32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/>
    <style:style style:name="T35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3" style:family="text"/>
    <style:style style:name="T35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5" style:family="text"/>
    <style:style style:name="T35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7" style:family="text"/>
    <style:style style:name="T35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9" style:family="text"/>
    <style:style style:name="T35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11" style:family="text"/>
    <style:style style:name="T35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13" style:family="text"/>
    <style:style style:name="T35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15" style:family="text"/>
    <style:style style:name="T35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Heading_20_1">
      <style:paragraph-properties fo:break-before="auto" fo:line-height="115%" style:writing-mode="lr-tb"/>
    </style:style>
    <style:style style:name="T37_1" style:family="text"/>
    <style:style style:name="T37_2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Heading_20_2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break-before="auto" fo:line-height="115%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P51" style:family="paragraph" style:parent-style-name="Standard">
      <style:paragraph-properties fo:break-before="auto" fo:line-height="115%" fo:margin-top="0cm" fo:margin-bottom="0cm" style:writing-mode="lr-tb"/>
    </style:style>
    <style:style style:name="T51_1" style:family="text"/>
    <style:style style:name="T51_2" style:family="text">
      <style:text-properties style:text-position="super 58%"/>
    </style:style>
    <style:style style:name="T51_3" style:family="text"/>
    <style:style style:name="T51_4" style:family="text"/>
    <style:style style:name="T51_5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P63" style:family="paragraph" style:parent-style-name="Standard">
      <style:paragraph-properties fo:break-before="auto" fo:line-height="115%" fo:margin-top="0cm" fo:margin-bottom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P64" style:family="paragraph" style:parent-style-name="Heading_20_2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text-indent="1.27cm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P66" style:family="paragraph" style:parent-style-name="Heading_20_1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P67" style:family="paragraph" style:parent-style-name="Heading_20_2">
      <style:paragraph-properties fo:break-before="auto" fo:line-height="115%" style:writing-mode="lr-tb"/>
    </style:style>
    <style:style style:name="T67_1" style:family="text"/>
    <style:style style:name="T67_2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fo:margin-top="0cm" fo:margin-bottom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>
      <style:text-properties fo:background-color="#cccccc"/>
    </style:style>
    <style:style style:name="T70_3" style:family="text">
      <style:text-properties fo:background-color="#cccccc"/>
    </style:style>
    <style:style style:name="T70_4" style:family="text">
      <style:text-properties fo:background-color="#cccccc"/>
    </style:style>
    <style:style style:name="T70_5" style:family="text">
      <style:text-properties fo:background-color="#cccccc"/>
    </style:style>
    <style:style style:name="T70_6" style:family="text">
      <style:text-properties fo:background-color="#cccccc"/>
    </style:style>
    <style:style style:name="T70_7" style:family="text">
      <style:text-properties fo:background-color="#cccccc"/>
    </style:style>
    <style:style style:name="T70_8" style:family="text">
      <style:text-properties fo:background-color="#cccccc"/>
    </style:style>
    <style:style style:name="T70_9" style:family="text">
      <style:text-properties fo:background-color="#cccccc"/>
    </style:style>
    <style:style style:name="T70_10" style:family="text">
      <style:text-properties fo:background-color="#cccccc"/>
    </style:style>
    <style:style style:name="T70_11" style:family="text">
      <style:text-properties fo:background-color="#cccccc"/>
    </style:style>
    <style:style style:name="T70_12" style:family="text">
      <style:text-properties fo:background-color="#cccccc"/>
    </style:style>
    <style:style style:name="T70_13" style:family="text">
      <style:text-properties fo:background-color="#cccccc"/>
    </style:style>
    <style:style style:name="T70_14" style:family="text">
      <style:text-properties fo:background-color="#cccccc"/>
    </style:style>
    <style:style style:name="T70_15" style:family="text">
      <style:text-properties fo:background-color="#cccccc"/>
    </style:style>
    <style:style style:name="T70_16" style:family="text">
      <style:text-properties fo:background-color="#cccccc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>
      <style:text-properties fo:background-color="#d9d9d9"/>
    </style:style>
    <style:style style:name="T71_7" style:family="text">
      <style:text-properties fo:background-color="#cccccc"/>
    </style:style>
    <style:style style:name="T71_8" style:family="text">
      <style:text-properties fo:background-color="#cccccc"/>
    </style:style>
    <style:style style:name="T71_9" style:family="text">
      <style:text-properties fo:background-color="#cccccc"/>
    </style:style>
    <style:style style:name="T71_10" style:family="text">
      <style:text-properties fo:background-color="#cccccc"/>
    </style:style>
    <style:style style:name="T71_11" style:family="text">
      <style:text-properties fo:background-color="#cccccc"/>
    </style:style>
    <style:style style:name="T71_12" style:family="text">
      <style:text-properties fo:background-color="#cccccc"/>
    </style:style>
    <style:style style:name="T71_13" style:family="text">
      <style:text-properties fo:background-color="#cccccc"/>
    </style:style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>
      <style:text-properties fo:background-color="#cccccc"/>
    </style:style>
    <style:style style:name="T72_6" style:family="text">
      <style:text-properties fo:background-color="#cccccc"/>
    </style:style>
    <style:style style:name="T72_7" style:family="text">
      <style:text-properties fo:background-color="#cccccc"/>
    </style:style>
    <style:style style:name="T72_8" style:family="text">
      <style:text-properties fo:background-color="#cccccc"/>
    </style:style>
    <style:style style:name="T72_9" style:family="text">
      <style:text-properties fo:background-color="#cccccc"/>
    </style:style>
    <style:style style:name="T72_10" style:family="text">
      <style:text-properties fo:background-color="#cccccc"/>
    </style:style>
    <style:style style:name="T72_11" style:family="text">
      <style:text-properties fo:background-color="#cccccc"/>
    </style:style>
    <style:style style:name="T72_12" style:family="text">
      <style:text-properties fo:background-color="#cccccc"/>
    </style:style>
    <style:style style:name="T72_13" style:family="text">
      <style:text-properties fo:background-color="#cccccc"/>
    </style:style>
    <style:style style:name="P73" style:family="paragraph" style:parent-style-name="Standard">
      <style:paragraph-properties fo:break-before="auto" fo:line-height="115%" fo:margin-top="0cm" fo:margin-bottom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P74" style:family="paragraph" style:parent-style-name="Standard">
      <style:paragraph-properties fo:break-before="auto" fo:text-indent="1.27cm" fo:line-height="115%" style:writing-mode="lr-tb"/>
    </style:style>
    <style:style style:name="T74_1" style:family="text">
      <style:text-properties fo:background-color="#cccccc"/>
    </style:style>
    <style:style style:name="T74_2" style:family="text">
      <style:text-properties fo:background-color="#cccccc"/>
    </style:style>
    <style:style style:name="T74_3" style:family="text">
      <style:text-properties fo:background-color="#cccccc"/>
    </style:style>
    <style:style style:name="T74_4" style:family="text">
      <style:text-properties fo:background-color="#cccccc"/>
    </style:style>
    <style:style style:name="T74_5" style:family="text">
      <style:text-properties fo:background-color="#cccccc"/>
    </style:style>
    <style:style style:name="T74_6" style:family="text">
      <style:text-properties fo:background-color="#cccccc"/>
    </style:style>
    <style:style style:name="T74_7" style:family="text">
      <style:text-properties fo:background-color="#cccccc"/>
    </style:style>
    <style:style style:name="T74_8" style:family="text">
      <style:text-properties fo:background-color="#cccccc"/>
    </style:style>
    <style:style style:name="T74_9" style:family="text">
      <style:text-properties fo:background-color="#cccccc"/>
    </style:style>
    <style:style style:name="T74_10" style:family="text">
      <style:text-properties fo:background-color="#cccccc"/>
    </style:style>
    <style:style style:name="T74_11" style:family="text">
      <style:text-properties fo:background-color="#cccccc"/>
    </style:style>
    <style:style style:name="T74_12" style:family="text">
      <style:text-properties fo:background-color="#cccccc"/>
    </style:style>
    <style:style style:name="T74_13" style:family="text">
      <style:text-properties fo:background-color="#cccccc"/>
    </style:style>
    <style:style style:name="P75" style:family="paragraph" style:parent-style-name="Standard">
      <style:paragraph-properties fo:break-before="auto" fo:text-indent="1.27cm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P76" style:family="paragraph" style:parent-style-name="Standard">
      <style:paragraph-properties fo:break-before="auto" fo:line-height="115%" fo:margin-top="0cm" fo:margin-bottom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background-color="#eeeeee"/>
    </style:style>
    <style:style style:name="T77_2" style:family="text">
      <style:text-properties fo:background-color="#cccccc"/>
    </style:style>
    <style:style style:name="T77_3" style:family="text">
      <style:text-properties fo:background-color="#cccccc"/>
    </style:style>
    <style:style style:name="T77_4" style:family="text">
      <style:text-properties fo:background-color="#cccccc"/>
    </style:style>
    <style:style style:name="T77_5" style:family="text">
      <style:text-properties fo:background-color="#cccccc"/>
    </style:style>
    <style:style style:name="T77_6" style:family="text">
      <style:text-properties fo:background-color="#cccccc"/>
    </style:style>
    <style:style style:name="T77_7" style:family="text">
      <style:text-properties fo:background-color="#cccccc"/>
    </style:style>
    <style:style style:name="T77_8" style:family="text">
      <style:text-properties fo:background-color="#cccccc"/>
    </style:style>
    <style:style style:name="T77_9" style:family="text">
      <style:text-properties fo:background-color="#cccccc"/>
    </style:style>
    <style:style style:name="T77_10" style:family="text">
      <style:text-properties fo:background-color="#cccccc"/>
    </style:style>
    <style:style style:name="T77_11" style:family="text">
      <style:text-properties fo:background-color="#cccccc"/>
    </style:style>
    <style:style style:name="T77_12" style:family="text">
      <style:text-properties fo:background-color="#cccccc"/>
    </style:style>
    <style:style style:name="T77_13" style:family="text">
      <style:text-properties fo:background-color="#cccccc"/>
    </style:style>
    <style:style style:name="T77_14" style:family="text">
      <style:text-properties fo:background-color="#cccccc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background-color="#cccccc"/>
    </style:style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P79" style:family="paragraph" style:parent-style-name="Standard">
      <style:paragraph-properties fo:break-before="auto" fo:line-height="115%" fo:margin-top="0cm" fo:margin-bottom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>
      <style:text-properties fo:background-color="#cccccc"/>
    </style:style>
    <style:style style:name="T80_3" style:family="text">
      <style:text-properties fo:background-color="#cccccc"/>
    </style:style>
    <style:style style:name="T80_4" style:family="text">
      <style:text-properties fo:background-color="#cccccc"/>
    </style:style>
    <style:style style:name="T80_5" style:family="text">
      <style:text-properties fo:background-color="#cccccc"/>
    </style:style>
    <style:style style:name="T80_6" style:family="text">
      <style:text-properties fo:background-color="#cccccc"/>
    </style:style>
    <style:style style:name="T80_7" style:family="text">
      <style:text-properties fo:background-color="#cccccc"/>
    </style:style>
    <style:style style:name="T80_8" style:family="text">
      <style:text-properties fo:background-color="#cccccc"/>
    </style:style>
    <style:style style:name="T80_9" style:family="text">
      <style:text-properties fo:background-color="#cccccc"/>
    </style:style>
    <style:style style:name="T80_10" style:family="text">
      <style:text-properties fo:background-color="#cccccc"/>
    </style:style>
    <style:style style:name="T80_11" style:family="text">
      <style:text-properties fo:background-color="#cccccc"/>
    </style:style>
    <style:style style:name="T80_12" style:family="text">
      <style:text-properties fo:background-color="#cccccc"/>
    </style:style>
    <style:style style:name="T80_13" style:family="text">
      <style:text-properties fo:background-color="#cccccc"/>
    </style:style>
    <style:style style:name="T80_14" style:family="text">
      <style:text-properties fo:background-color="#cccccc"/>
    </style:style>
    <style:style style:name="T80_15" style:family="text">
      <style:text-properties fo:background-color="#cccccc"/>
    </style:style>
    <style:style style:name="T80_16" style:family="text">
      <style:text-properties fo:background-color="#cccccc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Heading_20_2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P83" style:family="paragraph" style:parent-style-name="Standard">
      <style:paragraph-properties fo:break-before="auto" fo:line-height="115%" fo:margin-top="0cm" fo:margin-bottom="0cm" style:writing-mode="lr-tb"/>
    </style:style>
    <style:style style:name="T83_1" style:family="text"/>
    <style:style style:name="T83_2" style:family="text"/>
    <style:style style:name="T83_3" style:family="text"/>
    <style:style style:name="P84" style:family="paragraph" style:parent-style-name="Standard">
      <style:paragraph-properties fo:break-before="auto" fo:text-indent="0cm" fo:line-height="115%" fo:margin-left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P85" style:family="paragraph" style:parent-style-name="Standard">
      <style:paragraph-properties fo:break-before="auto" fo:text-indent="1.27cm" fo:line-height="115%" fo:margin-left="0cm" style:writing-mode="lr-tb"/>
    </style:style>
    <style:style style:name="T85_1" style:family="text"/>
    <style:style style:name="T85_2" style:family="text">
      <style:text-properties fo:color="#1155cc" style:text-underline-style="solid" style:text-underline-color="font-color"/>
    </style:style>
    <style:style style:name="T85_3" style:family="text"/>
    <style:style style:name="T85_4" style:family="text">
      <style:text-properties fo:color="#1155cc" style:text-underline-style="solid" style:text-underline-color="font-color"/>
    </style:style>
    <style:style style:name="T85_5" style:family="text"/>
    <style:style style:name="T85_6" style:family="text">
      <style:text-properties fo:color="#1155cc" style:text-underline-style="solid" style:text-underline-color="font-color"/>
    </style:style>
    <style:style style:name="T85_7" style:family="text"/>
    <style:style style:name="T85_8" style:family="text">
      <style:text-properties fo:color="#1155cc" style:text-underline-style="solid" style:text-underline-color="font-color"/>
    </style:style>
    <style:style style:name="T85_9" style:family="text"/>
    <style:style style:name="T85_10" style:family="text">
      <style:text-properties fo:color="#1155cc" style:text-underline-style="solid" style:text-underline-color="font-color"/>
    </style:style>
    <style:style style:name="T85_11" style:family="text"/>
    <style:style style:name="T85_12" style:family="text">
      <style:text-properties fo:color="#1155cc" style:text-underline-style="solid" style:text-underline-color="font-color"/>
    </style:style>
    <style:style style:name="T85_13" style:family="text"/>
    <style:style style:name="T85_14" style:family="text">
      <style:text-properties fo:color="#1155cc" style:text-underline-style="solid" style:text-underline-color="font-color"/>
    </style:style>
    <style:style style:name="T85_15" style:family="text"/>
    <style:style style:name="T85_16" style:family="text">
      <style:text-properties fo:color="#1155cc" style:text-underline-style="solid" style:text-underline-color="font-color"/>
    </style:style>
    <style:style style:name="T85_17" style:family="text"/>
    <style:style style:name="T85_18" style:family="text">
      <style:text-properties fo:color="#1155cc" style:text-underline-style="solid" style:text-underline-color="font-color"/>
    </style:style>
    <style:style style:name="T85_19" style:family="text"/>
    <style:style style:name="T85_20" style:family="text">
      <style:text-properties fo:color="#1155cc" style:text-underline-style="solid" style:text-underline-color="font-color"/>
    </style:style>
    <style:style style:name="T85_21" style:family="text"/>
    <style:style style:name="T85_22" style:family="text">
      <style:text-properties fo:color="#1155cc" style:text-underline-style="solid" style:text-underline-color="font-color"/>
    </style:style>
    <style:style style:name="T85_23" style:family="text"/>
    <style:style style:name="T85_24" style:family="text">
      <style:text-properties fo:color="#1155cc" style:text-underline-style="solid" style:text-underline-color="font-color"/>
    </style:style>
    <style:style style:name="T85_25" style:family="text"/>
    <style:style style:name="T85_26" style:family="text">
      <style:text-properties fo:color="#1155cc" style:text-underline-style="solid" style:text-underline-color="font-color"/>
    </style:style>
    <style:style style:name="T85_27" style:family="text"/>
    <style:style style:name="T85_28" style:family="text">
      <style:text-properties fo:color="#1155cc" style:text-underline-style="solid" style:text-underline-color="font-color"/>
    </style:style>
    <style:style style:name="T85_29" style:family="text"/>
    <style:style style:name="T85_30" style:family="text">
      <style:text-properties fo:color="#1155cc" style:text-underline-style="solid" style:text-underline-color="font-color"/>
    </style:style>
    <style:style style:name="T85_31" style:family="text"/>
    <style:style style:name="T85_32" style:family="text">
      <style:text-properties fo:color="#1155cc" style:text-underline-style="solid" style:text-underline-color="font-color"/>
    </style:style>
    <style:style style:name="T85_33" style:family="text"/>
    <style:style style:name="T85_34" style:family="text">
      <style:text-properties fo:color="#1155cc" style:text-underline-style="solid" style:text-underline-color="font-color"/>
    </style:style>
    <style:style style:name="T85_35" style:family="text"/>
    <style:style style:name="T85_36" style:family="text">
      <style:text-properties fo:color="#1155cc" style:text-underline-style="solid" style:text-underline-color="font-color"/>
    </style:style>
    <style:style style:name="T85_37" style:family="text"/>
    <style:style style:name="T85_38" style:family="text">
      <style:text-properties fo:color="#1155cc" style:text-underline-style="solid" style:text-underline-color="font-color"/>
    </style:style>
    <style:style style:name="T85_39" style:family="text"/>
    <style:style style:name="P86" style:family="paragraph" style:parent-style-name="Standard">
      <style:paragraph-properties fo:break-before="auto" fo:text-indent="1.27cm" fo:line-height="115%" fo:margin-lef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P87" style:family="paragraph" style:parent-style-name="Standard">
      <style:paragraph-properties fo:break-before="auto" fo:line-height="115%" fo:margin-top="0cm" fo:margin-bottom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>
      <style:text-properties fo:color="#1155cc" style:text-underline-style="solid" style:text-underline-color="font-color"/>
    </style:style>
    <style:style style:name="T88_12" style:family="text"/>
    <style:style style:name="T88_13" style:family="text">
      <style:text-properties fo:color="#1155cc" style:text-underline-style="solid" style:text-underline-color="font-color"/>
    </style:style>
    <style:style style:name="T88_14" style:family="text"/>
    <style:style style:name="T88_15" style:family="text">
      <style:text-properties fo:color="#1155cc" style:text-underline-style="solid" style:text-underline-color="font-color"/>
    </style:style>
    <style:style style:name="T88_16" style:family="text"/>
    <style:style style:name="T88_17" style:family="text">
      <style:text-properties fo:color="#1155cc" style:text-underline-style="solid" style:text-underline-color="font-color"/>
    </style:style>
    <style:style style:name="T88_18" style:family="text"/>
    <style:style style:name="T88_19" style:family="text">
      <style:text-properties fo:color="#1155cc" style:text-underline-style="solid" style:text-underline-color="font-color"/>
    </style:style>
    <style:style style:name="T88_20" style:family="text"/>
    <style:style style:name="T88_21" style:family="text">
      <style:text-properties fo:color="#1155cc" style:text-underline-style="solid" style:text-underline-color="font-color"/>
    </style:style>
    <style:style style:name="T88_22" style:family="text"/>
    <style:style style:name="T88_23" style:family="text">
      <style:text-properties fo:color="#1155cc" style:text-underline-style="solid" style:text-underline-color="font-color"/>
    </style:style>
    <style:style style:name="T88_24" style:family="text"/>
    <style:style style:name="T88_25" style:family="text">
      <style:text-properties fo:color="#1155cc" style:text-underline-style="solid" style:text-underline-color="font-color"/>
    </style:style>
    <style:style style:name="T88_26" style:family="text"/>
    <style:style style:name="T88_27" style:family="text">
      <style:text-properties fo:color="#1155cc" style:text-underline-style="solid" style:text-underline-color="font-color"/>
    </style:style>
    <style:style style:name="T88_28" style:family="text"/>
    <style:style style:name="T88_29" style:family="text">
      <style:text-properties fo:color="#1155cc" style:text-underline-style="solid" style:text-underline-color="font-color"/>
    </style:style>
    <style:style style:name="T88_30" style:family="text"/>
    <style:style style:name="T88_31" style:family="text">
      <style:text-properties fo:color="#1155cc" style:text-underline-style="solid" style:text-underline-color="font-color"/>
    </style:style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>
      <style:text-properties fo:background-color="#cccccc"/>
    </style:style>
    <style:style style:name="T89_3" style:family="text">
      <style:text-properties fo:background-color="#cccccc"/>
    </style:style>
    <style:style style:name="T89_4" style:family="text">
      <style:text-properties fo:background-color="#cccccc"/>
    </style:style>
    <style:style style:name="T89_5" style:family="text">
      <style:text-properties fo:background-color="#cccccc"/>
    </style:style>
    <style:style style:name="T89_6" style:family="text">
      <style:text-properties fo:background-color="#cccccc"/>
    </style:style>
    <style:style style:name="T89_7" style:family="text">
      <style:text-properties fo:background-color="#cccccc"/>
    </style:style>
    <style:style style:name="T89_8" style:family="text">
      <style:text-properties fo:background-color="#cccccc"/>
    </style:style>
    <style:style style:name="T89_9" style:family="text">
      <style:text-properties fo:background-color="#cccccc"/>
    </style:style>
    <style:style style:name="T89_10" style:family="text">
      <style:text-properties fo:background-color="#cccccc"/>
    </style:style>
    <style:style style:name="T89_11" style:family="text">
      <style:text-properties fo:background-color="#cccccc"/>
    </style:style>
    <style:style style:name="T89_12" style:family="text">
      <style:text-properties fo:background-color="#cccccc"/>
    </style:style>
    <style:style style:name="T89_13" style:family="text">
      <style:text-properties fo:background-color="#cccccc"/>
    </style:style>
    <style:style style:name="T89_14" style:family="text">
      <style:text-properties fo:background-color="#cccccc"/>
    </style:style>
    <style:style style:name="T89_15" style:family="text">
      <style:text-properties fo:background-color="#cccccc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background-color="#cccccc"/>
    </style:style>
    <style:style style:name="T90_2" style:family="text">
      <style:text-properties fo:background-color="#cccccc"/>
    </style:style>
    <style:style style:name="T90_3" style:family="text">
      <style:text-properties fo:background-color="#cccccc"/>
    </style:style>
    <style:style style:name="T90_4" style:family="text">
      <style:text-properties fo:background-color="#cccccc"/>
    </style:style>
    <style:style style:name="T90_5" style:family="text">
      <style:text-properties fo:background-color="#cccccc"/>
    </style:style>
    <style:style style:name="T90_6" style:family="text">
      <style:text-properties fo:background-color="#cccccc"/>
    </style:style>
    <style:style style:name="T90_7" style:family="text">
      <style:text-properties fo:background-color="#cccccc"/>
    </style:style>
    <style:style style:name="T90_8" style:family="text">
      <style:text-properties fo:background-color="#cccccc"/>
    </style:style>
    <style:style style:name="T90_9" style:family="text">
      <style:text-properties fo:background-color="#cccccc"/>
    </style:style>
    <style:style style:name="T90_10" style:family="text">
      <style:text-properties fo:background-color="#cccccc"/>
    </style:style>
    <style:style style:name="T90_11" style:family="text">
      <style:text-properties fo:background-color="#cccccc"/>
    </style:style>
    <style:style style:name="T90_12" style:family="text">
      <style:text-properties fo:background-color="#cccccc"/>
    </style:style>
    <style:style style:name="T90_13" style:family="text">
      <style:text-properties fo:background-color="#cccccc"/>
    </style:style>
    <style:style style:name="T90_14" style:family="text">
      <style:text-properties fo:background-color="#cccccc"/>
    </style:style>
    <style:style style:name="T90_15" style:family="text">
      <style:text-properties fo:background-color="#cccccc"/>
    </style:style>
    <style:style style:name="T90_16" style:family="text">
      <style:text-properties fo:background-color="#cccccc"/>
    </style:style>
    <style:style style:name="T90_17" style:family="text">
      <style:text-properties fo:background-color="#cccccc"/>
    </style:style>
    <style:style style:name="T90_18" style:family="text">
      <style:text-properties fo:background-color="#cccccc"/>
    </style:style>
    <style:style style:name="P91" style:family="paragraph" style:parent-style-name="Standard">
      <style:paragraph-properties fo:break-before="auto" fo:line-height="115%" fo:margin-top="0cm" fo:margin-bottom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>
      <style:text-properties fo:color="#1155cc" style:text-underline-style="solid" style:text-underline-color="font-color"/>
    </style:style>
    <style:style style:name="T92_16" style:family="text"/>
    <style:style style:name="T92_17" style:family="text">
      <style:text-properties fo:color="#1155cc" style:text-underline-style="solid" style:text-underline-color="font-color"/>
    </style:style>
    <style:style style:name="T92_18" style:family="text"/>
    <style:style style:name="T92_19" style:family="text">
      <style:text-properties fo:color="#1155cc" style:text-underline-style="solid" style:text-underline-color="font-color"/>
    </style:style>
    <style:style style:name="T92_20" style:family="text"/>
    <style:style style:name="T92_21" style:family="text">
      <style:text-properties fo:color="#1155cc" style:text-underline-style="solid" style:text-underline-color="font-color"/>
    </style:style>
    <style:style style:name="T92_22" style:family="text"/>
    <style:style style:name="T92_23" style:family="text">
      <style:text-properties fo:color="#1155cc" style:text-underline-style="solid" style:text-underline-color="font-color"/>
    </style:style>
    <style:style style:name="T92_24" style:family="text"/>
    <style:style style:name="T92_25" style:family="text">
      <style:text-properties fo:color="#1155cc" style:text-underline-style="solid" style:text-underline-color="font-color"/>
    </style:style>
    <style:style style:name="T92_26" style:family="text"/>
    <style:style style:name="T92_27" style:family="text">
      <style:text-properties fo:color="#1155cc" style:text-underline-style="solid" style:text-underline-color="font-color"/>
    </style:style>
    <style:style style:name="T92_28" style:family="text"/>
    <style:style style:name="T92_29" style:family="text">
      <style:text-properties fo:color="#1155cc" style:text-underline-style="solid" style:text-underline-color="font-color"/>
    </style:style>
    <style:style style:name="T92_30" style:family="text"/>
    <style:style style:name="T92_31" style:family="text">
      <style:text-properties fo:color="#1155cc" style:text-underline-style="solid" style:text-underline-color="font-color"/>
    </style:style>
    <style:style style:name="T92_32" style:family="text"/>
    <style:style style:name="T92_33" style:family="text">
      <style:text-properties fo:color="#1155cc" style:text-underline-style="solid" style:text-underline-color="font-color"/>
    </style:style>
    <style:style style:name="T92_34" style:family="text"/>
    <style:style style:name="T92_35" style:family="text">
      <style:text-properties fo:color="#1155cc" style:text-underline-style="solid" style:text-underline-color="font-color"/>
    </style:style>
    <style:style style:name="T92_36" style:family="text"/>
    <style:style style:name="T92_37" style:family="text">
      <style:text-properties fo:color="#1155cc" style:text-underline-style="solid" style:text-underline-color="font-color"/>
    </style:style>
    <style:style style:name="T92_38" style:family="text"/>
    <style:style style:name="T92_39" style:family="text">
      <style:text-properties fo:color="#1155cc" style:text-underline-style="solid" style:text-underline-color="font-color"/>
    </style:style>
    <style:style style:name="T92_40" style:family="text"/>
    <style:style style:name="T92_41" style:family="text">
      <style:text-properties fo:color="#1155cc" style:text-underline-style="solid" style:text-underline-color="font-color"/>
    </style:style>
    <style:style style:name="T92_42" style:family="text"/>
    <style:style style:name="T92_43" style:family="text">
      <style:text-properties fo:color="#1155cc" style:text-underline-style="solid" style:text-underline-color="font-color"/>
    </style:style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>
      <style:text-properties fo:background-color="#cccccc"/>
    </style:style>
    <style:style style:name="T93_3" style:family="text">
      <style:text-properties fo:background-color="#cccccc"/>
    </style:style>
    <style:style style:name="T93_4" style:family="text">
      <style:text-properties fo:background-color="#cccccc"/>
    </style:style>
    <style:style style:name="T93_5" style:family="text">
      <style:text-properties fo:background-color="#cccccc"/>
    </style:style>
    <style:style style:name="T93_6" style:family="text">
      <style:text-properties fo:background-color="#cccccc"/>
    </style:style>
    <style:style style:name="T93_7" style:family="text">
      <style:text-properties fo:background-color="#cccccc"/>
    </style:style>
    <style:style style:name="T93_8" style:family="text">
      <style:text-properties fo:background-color="#cccccc"/>
    </style:style>
    <style:style style:name="T93_9" style:family="text">
      <style:text-properties fo:background-color="#cccccc"/>
    </style:style>
    <style:style style:name="T93_10" style:family="text">
      <style:text-properties fo:background-color="#cccccc"/>
    </style:style>
    <style:style style:name="T93_11" style:family="text">
      <style:text-properties fo:background-color="#cccccc"/>
    </style:style>
    <style:style style:name="T93_12" style:family="text">
      <style:text-properties fo:background-color="#cccccc"/>
    </style:style>
    <style:style style:name="T93_13" style:family="text">
      <style:text-properties fo:background-color="#cccccc"/>
    </style:style>
    <style:style style:name="T93_14" style:family="text">
      <style:text-properties fo:background-color="#cccccc"/>
    </style:style>
    <style:style style:name="T93_15" style:family="text">
      <style:text-properties fo:background-color="#cccccc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background-color="#cccccc"/>
    </style:style>
    <style:style style:name="T94_2" style:family="text">
      <style:text-properties fo:background-color="#cccccc"/>
    </style:style>
    <style:style style:name="T94_3" style:family="text">
      <style:text-properties fo:background-color="#cccccc"/>
    </style:style>
    <style:style style:name="T94_4" style:family="text">
      <style:text-properties fo:background-color="#cccccc"/>
    </style:style>
    <style:style style:name="T94_5" style:family="text">
      <style:text-properties fo:background-color="#cccccc"/>
    </style:style>
    <style:style style:name="T94_6" style:family="text">
      <style:text-properties fo:background-color="#cccccc"/>
    </style:style>
    <style:style style:name="T94_7" style:family="text">
      <style:text-properties fo:background-color="#cccccc"/>
    </style:style>
    <style:style style:name="T94_8" style:family="text">
      <style:text-properties fo:background-color="#cccccc"/>
    </style:style>
    <style:style style:name="T94_9" style:family="text">
      <style:text-properties fo:background-color="#cccccc"/>
    </style:style>
    <style:style style:name="T94_10" style:family="text">
      <style:text-properties fo:background-color="#cccccc"/>
    </style:style>
    <style:style style:name="T94_11" style:family="text">
      <style:text-properties fo:background-color="#cccccc"/>
    </style:style>
    <style:style style:name="T94_12" style:family="text">
      <style:text-properties fo:background-color="#cccccc"/>
    </style:style>
    <style:style style:name="T94_13" style:family="text">
      <style:text-properties fo:background-color="#cccccc"/>
    </style:style>
    <style:style style:name="T94_14" style:family="text">
      <style:text-properties fo:background-color="#cccccc"/>
    </style:style>
    <style:style style:name="T94_15" style:family="text">
      <style:text-properties fo:background-color="#cccccc"/>
    </style:style>
    <style:style style:name="T94_16" style:family="text">
      <style:text-properties fo:background-color="#cccccc"/>
    </style:style>
    <style:style style:name="T94_17" style:family="text">
      <style:text-properties fo:background-color="#cccccc"/>
    </style:style>
    <style:style style:name="T94_18" style:family="text">
      <style:text-properties fo:background-color="#cccccc"/>
    </style:style>
    <style:style style:name="T94_19" style:family="text">
      <style:text-properties fo:background-color="#cccccc"/>
    </style:style>
    <style:style style:name="T94_20" style:family="text">
      <style:text-properties fo:background-color="#cccccc"/>
    </style:style>
    <style:style style:name="T94_21" style:family="text">
      <style:text-properties fo:background-color="#cccccc"/>
    </style:style>
    <style:style style:name="T94_22" style:family="text">
      <style:text-properties fo:background-color="#cccccc"/>
    </style:style>
    <style:style style:name="P95" style:family="paragraph" style:parent-style-name="Heading_20_1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P96" style:family="paragraph" style:parent-style-name="Heading_20_1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P97" style:family="paragraph" style:parent-style-name="Heading_20_2">
      <style:paragraph-properties fo:break-before="auto" fo:line-height="115%" style:writing-mode="lr-tb"/>
    </style:style>
    <style:style style:name="T97_1" style:family="text"/>
    <style:style style:name="T97_2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P106" style:family="paragraph" style:parent-style-name="Standard">
      <style:paragraph-properties fo:break-before="auto" fo:line-height="115%" fo:margin-top="0cm" fo:margin-bottom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P107" style:family="paragraph" style:parent-style-name="Heading_20_2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P114" style:family="paragraph" style:parent-style-name="Standard">
      <style:paragraph-properties fo:break-before="auto" fo:line-height="115%" fo:margin-top="0cm" fo:margin-bottom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P115" style:family="paragraph" style:parent-style-name="Heading_20_2">
      <style:paragraph-properties fo:break-before="auto" fo:line-height="115%" style:writing-mode="lr-tb"/>
    </style:style>
    <style:style style:name="T115_1" style:family="text"/>
    <style:style style:name="T115_2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>
      <style:text-properties fo:color="#1155cc" style:text-underline-style="solid" style:text-underline-color="font-color"/>
    </style:style>
    <style:style style:name="T117_27" style:family="text"/>
    <style:style style:name="T117_28" style:family="text">
      <style:text-properties fo:color="#1155cc" style:text-underline-style="solid" style:text-underline-color="font-color"/>
    </style:style>
    <style:style style:name="T117_29" style:family="text"/>
    <style:style style:name="T117_30" style:family="text">
      <style:text-properties fo:color="#1155cc" style:text-underline-style="solid" style:text-underline-color="font-color"/>
    </style:style>
    <style:style style:name="T117_31" style:family="text"/>
    <style:style style:name="T117_32" style:family="text">
      <style:text-properties fo:color="#1155cc" style:text-underline-style="solid" style:text-underline-color="font-color"/>
    </style:style>
    <style:style style:name="T117_33" style:family="text"/>
    <style:style style:name="T117_34" style:family="text">
      <style:text-properties fo:color="#1155cc" style:text-underline-style="solid" style:text-underline-color="font-color"/>
    </style:style>
    <style:style style:name="T117_35" style:family="text"/>
    <style:style style:name="T117_36" style:family="text">
      <style:text-properties fo:color="#1155cc" style:text-underline-style="solid" style:text-underline-color="font-color"/>
    </style:style>
    <style:style style:name="T117_37" style:family="text"/>
    <style:style style:name="T117_38" style:family="text">
      <style:text-properties fo:color="#1155cc" style:text-underline-style="solid" style:text-underline-color="font-color"/>
    </style:style>
    <style:style style:name="T117_39" style:family="text"/>
    <style:style style:name="T117_40" style:family="text">
      <style:text-properties fo:color="#1155cc" style:text-underline-style="solid" style:text-underline-color="font-color"/>
    </style:style>
    <style:style style:name="T117_41" style:family="text"/>
    <style:style style:name="T117_42" style:family="text">
      <style:text-properties fo:color="#1155cc" style:text-underline-style="solid" style:text-underline-color="font-color"/>
    </style:style>
    <style:style style:name="T117_43" style:family="text"/>
    <style:style style:name="T117_44" style:family="text">
      <style:text-properties fo:color="#1155cc" style:text-underline-style="solid" style:text-underline-color="font-color"/>
    </style:style>
    <style:style style:name="T117_45" style:family="text"/>
    <style:style style:name="T117_46" style:family="text">
      <style:text-properties fo:color="#1155cc" style:text-underline-style="solid" style:text-underline-color="font-color"/>
    </style:style>
    <style:style style:name="T117_47" style:family="text"/>
    <style:style style:name="T117_48" style:family="text">
      <style:text-properties fo:color="#1155cc" style:text-underline-style="solid" style:text-underline-color="font-color"/>
    </style:style>
    <style:style style:name="T117_49" style:family="text"/>
    <style:style style:name="T117_50" style:family="text">
      <style:text-properties fo:color="#1155cc" style:text-underline-style="solid" style:text-underline-color="font-color"/>
    </style:style>
    <style:style style:name="T117_51" style:family="text"/>
    <style:style style:name="T117_52" style:family="text">
      <style:text-properties fo:color="#1155cc" style:text-underline-style="solid" style:text-underline-color="font-color"/>
    </style:style>
    <style:style style:name="T117_53" style:family="text"/>
    <style:style style:name="T117_54" style:family="text">
      <style:text-properties fo:color="#1155cc" style:text-underline-style="solid" style:text-underline-color="font-color"/>
    </style:style>
    <style:style style:name="T117_55" style:family="text"/>
    <style:style style:name="T117_56" style:family="text">
      <style:text-properties fo:color="#1155cc" style:text-underline-style="solid" style:text-underline-color="font-color"/>
    </style:style>
    <style:style style:name="T117_57" style:family="text"/>
    <style:style style:name="T117_58" style:family="text">
      <style:text-properties fo:color="#1155cc" style:text-underline-style="solid" style:text-underline-color="font-color"/>
    </style:style>
    <style:style style:name="T117_59" style:family="text"/>
    <style:style style:name="T117_60" style:family="text">
      <style:text-properties fo:color="#1155cc" style:text-underline-style="solid" style:text-underline-color="font-color"/>
    </style:style>
    <style:style style:name="T117_61" style:family="text"/>
    <style:style style:name="T117_62" style:family="text">
      <style:text-properties fo:color="#1155cc" style:text-underline-style="solid" style:text-underline-color="font-color"/>
    </style:style>
    <style:style style:name="T117_63" style:family="text"/>
    <style:style style:name="T117_64" style:family="text">
      <style:text-properties fo:color="#1155cc" style:text-underline-style="solid" style:text-underline-color="font-color"/>
    </style:style>
    <style:style style:name="T117_65" style:family="text"/>
    <style:style style:name="T117_66" style:family="text">
      <style:text-properties fo:color="#1155cc" style:text-underline-style="solid" style:text-underline-color="font-color"/>
    </style:style>
    <style:style style:name="T117_67" style:family="text"/>
    <style:style style:name="T117_68" style:family="text">
      <style:text-properties fo:color="#1155cc" style:text-underline-style="solid" style:text-underline-color="font-color"/>
    </style:style>
    <style:style style:name="T117_69" style:family="text"/>
    <style:style style:name="T117_70" style:family="text">
      <style:text-properties fo:color="#1155cc" style:text-underline-style="solid" style:text-underline-color="font-color"/>
    </style:style>
    <style:style style:name="T117_71" style:family="text"/>
    <style:style style:name="T117_72" style:family="text">
      <style:text-properties fo:color="#1155cc" style:text-underline-style="solid" style:text-underline-color="font-color"/>
    </style:style>
    <style:style style:name="T117_73" style:family="text"/>
    <style:style style:name="T117_74" style:family="text">
      <style:text-properties fo:color="#1155cc" style:text-underline-style="solid" style:text-underline-color="font-color"/>
    </style:style>
    <style:style style:name="T117_75" style:family="text"/>
    <style:style style:name="T117_76" style:family="text">
      <style:text-properties fo:color="#1155cc" style:text-underline-style="solid" style:text-underline-color="font-color"/>
    </style:style>
    <style:style style:name="T117_77" style:family="text"/>
    <style:style style:name="T117_78" style:family="text">
      <style:text-properties fo:color="#1155cc" style:text-underline-style="solid" style:text-underline-color="font-color"/>
    </style:style>
    <style:style style:name="T117_79" style:family="text"/>
    <style:style style:name="T117_80" style:family="text">
      <style:text-properties fo:color="#1155cc" style:text-underline-style="solid" style:text-underline-color="font-color"/>
    </style:style>
    <style:style style:name="T117_81" style:family="text"/>
    <style:style style:name="T117_82" style:family="text">
      <style:text-properties fo:color="#1155cc" style:text-underline-style="solid" style:text-underline-color="font-color"/>
    </style:style>
    <style:style style:name="T117_83" style:family="text"/>
    <style:style style:name="T117_84" style:family="text">
      <style:text-properties fo:color="#1155cc" style:text-underline-style="solid" style:text-underline-color="font-color"/>
    </style:style>
    <style:style style:name="T117_85" style:family="text"/>
    <style:style style:name="T117_86" style:family="text">
      <style:text-properties fo:color="#1155cc" style:text-underline-style="solid" style:text-underline-color="font-color"/>
    </style:style>
    <style:style style:name="T117_87" style:family="text"/>
    <style:style style:name="T117_88" style:family="text">
      <style:text-properties fo:color="#1155cc" style:text-underline-style="solid" style:text-underline-color="font-color"/>
    </style:style>
    <style:style style:name="T117_89" style:family="text"/>
    <style:style style:name="T117_90" style:family="text">
      <style:text-properties fo:color="#1155cc" style:text-underline-style="solid" style:text-underline-color="font-color"/>
    </style:style>
    <style:style style:name="T117_91" style:family="text"/>
    <style:style style:name="T117_92" style:family="text">
      <style:text-properties fo:color="#1155cc" style:text-underline-style="solid" style:text-underline-color="font-color"/>
    </style:style>
    <style:style style:name="T117_93" style:family="text"/>
    <style:style style:name="T117_94" style:family="text">
      <style:text-properties fo:color="#1155cc" style:text-underline-style="solid" style:text-underline-color="font-color"/>
    </style:style>
    <style:style style:name="T117_95" style:family="text"/>
    <style:style style:name="T117_96" style:family="text">
      <style:text-properties fo:color="#1155cc" style:text-underline-style="solid" style:text-underline-color="font-color"/>
    </style:style>
    <style:style style:name="T117_97" style:family="text"/>
    <style:style style:name="T117_98" style:family="text">
      <style:text-properties fo:color="#1155cc" style:text-underline-style="solid" style:text-underline-color="font-color"/>
    </style:style>
    <style:style style:name="T117_99" style:family="text"/>
    <style:style style:name="T117_100" style:family="text">
      <style:text-properties fo:color="#1155cc" style:text-underline-style="solid" style:text-underline-color="font-color"/>
    </style:style>
    <style:style style:name="T117_101" style:family="text"/>
    <style:style style:name="T117_102" style:family="text">
      <style:text-properties fo:color="#1155cc" style:text-underline-style="solid" style:text-underline-color="font-color"/>
    </style:style>
    <style:style style:name="P118" style:family="paragraph" style:parent-style-name="Standard">
      <style:paragraph-properties fo:break-before="auto" fo:line-height="115%" fo:margin-top="0cm" fo:margin-bottom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P119" style:family="paragraph" style:parent-style-name="Heading_20_1">
      <style:paragraph-properties fo:break-before="auto" fo:line-height="115%" style:writing-mode="lr-tb"/>
    </style:style>
    <style:style style:name="P120" style:family="paragraph" style:parent-style-name="Heading_20_1">
      <style:paragraph-properties fo:break-before="page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P121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.176cm"/>
    </style:style>
    <style:style style:name="Column4" style:family="table-column">
      <style:table-column-properties style:column-width="1.561cm"/>
    </style:style>
    <style:style style:name="Column5" style:family="table-column">
      <style:table-column-properties style:column-width="9.446cm"/>
    </style:style>
    <style:style style:name="Column6" style:family="table-column">
      <style:table-column-properties style:column-width="5.503cm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h1apevswg8ij"/><text:bookmark-end text:name="h.h1apevswg8ij"/></text:p>
      <text:p text:style-name="P2"><text:bookmark-start text:name="h.ygrciadx81r5"/><text:bookmark-end text:name="h.ygrciadx81r5"/><text:span text:style-name="T2_1">Islandora</text:span><text:span text:style-name="T2_2"><text:s/></text:span><text:span text:style-name="T2_3">Document</text:span><text:span text:style-name="T2_4"><text:s/></text:span><text:span text:style-name="T2_5">Solution</text:span><text:span text:style-name="T2_6"><text:s/></text:span><text:span text:style-name="T2_7">Pack</text:span><text:span text:style-name="T2_8"><text:s/></text:span></text:p>
      <text:p text:style-name="P3"><text:bookmark-start text:name="h.13j5iyxinw2"/><text:bookmark-end text:name="h.13j5iyxinw2"/><text:span text:style-name="T3_1">Configuration</text:span><text:span text:style-name="T3_2"><text:s/></text:span><text:span text:style-name="T3_3">Document</text:span></text:p>
      <text:p text:style-name="P4"/>
      <text:p text:style-name="P5"/>
      <text:p text:style-name="P6"><text:span text:style-name="T6_1">Last</text:span><text:span text:style-name="T6_2"><text:s/></text:span><text:span text:style-name="T6_3">Edit</text:span><text:span text:style-name="T6_4">:<text:s/>19</text:span><text:span text:style-name="T6_5">th</text:span><text:span text:style-name="T6_6"><text:s/></text:span><text:span text:style-name="T6_7">Dec</text:span><text:span text:style-name="T6_8"><text:s/>2013,<text:s/></text:span><text:span text:style-name="T6_9">Yuqing</text:span><text:span text:style-name="T6_10"><text:s/></text:span><text:span text:style-name="T6_11">Jiang</text:span><text:span text:style-name="T6_12">.</text:span></text:p>
      <text:p text:style-name="P7"/>
      <text:p text:style-name="P8"/>
      <text:p text:style-name="P9"><text:span text:style-name="T9_1">MENU</text:span></text:p>
      <text:p text:style-name="P10"><text:span text:style-name="T10_1"><text:a xlink:type="simple" xlink:href="#h.tajofqy47g83"><text:span text:style-name="T10_2">1<text:s/></text:span></text:a></text:span><text:span text:style-name="T10_3"><text:a xlink:type="simple" xlink:href="#h.tajofqy47g83"><text:span text:style-name="T10_4">Dependency</text:span></text:a></text:span></text:p>
      <text:p text:style-name="P11"><text:span text:style-name="T11_1"><text:a xlink:type="simple" xlink:href="#h.gqu06cesfyj0"><text:span text:style-name="T11_2">2<text:s/></text:span></text:a></text:span><text:span text:style-name="T11_3"><text:a xlink:type="simple" xlink:href="#h.gqu06cesfyj0"><text:span text:style-name="T11_4">Introduction</text:span></text:a></text:span></text:p>
      <text:p text:style-name="P12"><text:span text:style-name="T12_1"><text:a xlink:type="simple" xlink:href="#h.fv66qgeyn6v"><text:span text:style-name="T12_2">2.1<text:s/></text:span></text:a></text:span><text:span text:style-name="T12_3"><text:a xlink:type="simple" xlink:href="#h.fv66qgeyn6v"><text:span text:style-name="T12_4">Supported</text:span></text:a></text:span><text:span text:style-name="T12_5"><text:a xlink:type="simple" xlink:href="#h.fv66qgeyn6v"><text:span text:style-name="T12_6"><text:s/></text:span></text:a></text:span><text:span text:style-name="T12_7"><text:a xlink:type="simple" xlink:href="#h.fv66qgeyn6v"><text:span text:style-name="T12_8">formats</text:span></text:a></text:span></text:p>
      <text:p text:style-name="P13"><text:span text:style-name="T13_1"><text:a xlink:type="simple" xlink:href="#h.zijfh9vmj2jl"><text:span text:style-name="T13_2">2.2<text:s/></text:span></text:a></text:span><text:span text:style-name="T13_3"><text:a xlink:type="simple" xlink:href="#h.zijfh9vmj2jl"><text:span text:style-name="T13_4">Upload</text:span></text:a></text:span></text:p>
      <text:p text:style-name="P14"><text:span text:style-name="T14_1"><text:a xlink:type="simple" xlink:href="#h.bwppgyp3hg0h"><text:span text:style-name="T14_2">3<text:s/></text:span></text:a></text:span><text:span text:style-name="T14_3"><text:a xlink:type="simple" xlink:href="#h.bwppgyp3hg0h"><text:span text:style-name="T14_4">Installation</text:span></text:a></text:span><text:span text:style-name="T14_5"><text:a xlink:type="simple" xlink:href="#h.bwppgyp3hg0h"><text:span text:style-name="T14_6"><text:s/></text:span></text:a></text:span><text:span text:style-name="T14_7"><text:a xlink:type="simple" xlink:href="#h.bwppgyp3hg0h"><text:span text:style-name="T14_8">and</text:span></text:a></text:span><text:span text:style-name="T14_9"><text:a xlink:type="simple" xlink:href="#h.bwppgyp3hg0h"><text:span text:style-name="T14_10"><text:s/></text:span></text:a></text:span><text:span text:style-name="T14_11"><text:a xlink:type="simple" xlink:href="#h.bwppgyp3hg0h"><text:span text:style-name="T14_12">Configuration</text:span></text:a></text:span></text:p>
      <text:p text:style-name="P15"><text:span text:style-name="T15_1"><text:a xlink:type="simple" xlink:href="#h.2xb2fh6dqrb8"><text:span text:style-name="T15_2">3.1<text:s/></text:span></text:a></text:span><text:span text:style-name="T15_3"><text:a xlink:type="simple" xlink:href="#h.2xb2fh6dqrb8"><text:span text:style-name="T15_4">OpenOffice</text:span></text:a></text:span></text:p>
      <text:p text:style-name="P16"><text:span text:style-name="T16_1"><text:a xlink:type="simple" xlink:href="#h.g5t1b6xe0s7g"><text:span text:style-name="T16_2">3.2<text:s/></text:span></text:a></text:span><text:span text:style-name="T16_3"><text:a xlink:type="simple" xlink:href="#h.g5t1b6xe0s7g"><text:span text:style-name="T16_4">JODConverter</text:span></text:a></text:span><text:span text:style-name="T16_5"><text:a xlink:type="simple" xlink:href="#h.g5t1b6xe0s7g"><text:span text:style-name="T16_6"><text:s/></text:span></text:a></text:span><text:span text:style-name="T16_7"><text:a xlink:type="simple" xlink:href="#h.g5t1b6xe0s7g"><text:span text:style-name="T16_8">and</text:span></text:a></text:span><text:span text:style-name="T16_9"><text:a xlink:type="simple" xlink:href="#h.g5t1b6xe0s7g"><text:span text:style-name="T16_10"><text:s/></text:span></text:a></text:span><text:span text:style-name="T16_11"><text:a xlink:type="simple" xlink:href="#h.g5t1b6xe0s7g"><text:span text:style-name="T16_12">Document</text:span></text:a></text:span><text:span text:style-name="T16_13"><text:a xlink:type="simple" xlink:href="#h.g5t1b6xe0s7g"><text:span text:style-name="T16_14"><text:s/></text:span></text:a></text:span><text:span text:style-name="T16_15"><text:a xlink:type="simple" xlink:href="#h.g5t1b6xe0s7g"><text:span text:style-name="T16_16">Solution</text:span></text:a></text:span><text:span text:style-name="T16_17"><text:a xlink:type="simple" xlink:href="#h.g5t1b6xe0s7g"><text:span text:style-name="T16_18"><text:s/></text:span></text:a></text:span><text:span text:style-name="T16_19"><text:a xlink:type="simple" xlink:href="#h.g5t1b6xe0s7g"><text:span text:style-name="T16_20">Pack</text:span></text:a></text:span></text:p>
      <text:p text:style-name="P17"><text:span text:style-name="T17_1"><text:a xlink:type="simple" xlink:href="#h.a3yjq8h4blh3"><text:span text:style-name="T17_2">4<text:s/></text:span></text:a></text:span><text:span text:style-name="T17_3"><text:a xlink:type="simple" xlink:href="#h.a3yjq8h4blh3"><text:span text:style-name="T17_4">Trouble</text:span></text:a></text:span><text:span text:style-name="T17_5"><text:a xlink:type="simple" xlink:href="#h.a3yjq8h4blh3"><text:span text:style-name="T17_6"><text:s/></text:span></text:a></text:span><text:span text:style-name="T17_7"><text:a xlink:type="simple" xlink:href="#h.a3yjq8h4blh3"><text:span text:style-name="T17_8">Shoting</text:span></text:a></text:span></text:p>
      <text:p text:style-name="P18"><text:span text:style-name="T18_1"><text:a xlink:type="simple" xlink:href="#h.c39cvsfl8csw"><text:span text:style-name="T18_2">5<text:s/></text:span></text:a></text:span><text:span text:style-name="T18_3"><text:a xlink:type="simple" xlink:href="#h.c39cvsfl8csw"><text:span text:style-name="T18_4">Furture</text:span></text:a></text:span><text:span text:style-name="T18_5"><text:a xlink:type="simple" xlink:href="#h.c39cvsfl8csw"><text:span text:style-name="T18_6"><text:s/></text:span></text:a></text:span><text:span text:style-name="T18_7"><text:a xlink:type="simple" xlink:href="#h.c39cvsfl8csw"><text:span text:style-name="T18_8">Development</text:span></text:a></text:span><text:span text:style-name="T18_9"><text:a xlink:type="simple" xlink:href="#h.c39cvsfl8csw"><text:span text:style-name="T18_10"><text:s/>(</text:span></text:a></text:span><text:span text:style-name="T18_11"><text:a xlink:type="simple" xlink:href="#h.c39cvsfl8csw"><text:span text:style-name="T18_12">For</text:span></text:a></text:span><text:span text:style-name="T18_13"><text:a xlink:type="simple" xlink:href="#h.c39cvsfl8csw"><text:span text:style-name="T18_14"><text:s/></text:span></text:a></text:span><text:span text:style-name="T18_15"><text:a xlink:type="simple" xlink:href="#h.c39cvsfl8csw"><text:span text:style-name="T18_16">developer</text:span></text:a></text:span><text:span text:style-name="T18_17"><text:a xlink:type="simple" xlink:href="#h.c39cvsfl8csw"><text:span text:style-name="T18_18">)</text:span></text:a></text:span></text:p>
      <text:p text:style-name="P19"><text:span text:style-name="T19_1"><text:a xlink:type="simple" xlink:href="#h.oybd95i09lew"><text:span text:style-name="T19_2">5.1<text:s/></text:span></text:a></text:span><text:span text:style-name="T19_3"><text:a xlink:type="simple" xlink:href="#h.oybd95i09lew"><text:span text:style-name="T19_4">JODConverter</text:span></text:a></text:span></text:p>
      <text:p text:style-name="P20"><text:span text:style-name="T20_1"><text:a xlink:type="simple" xlink:href="#h.s87fq8kqcksq"><text:span text:style-name="T20_2">5.2<text:s/></text:span></text:a></text:span><text:span text:style-name="T20_3"><text:a xlink:type="simple" xlink:href="#h.s87fq8kqcksq"><text:span text:style-name="T20_4">Islandora</text:span></text:a></text:span><text:span text:style-name="T20_5"><text:a xlink:type="simple" xlink:href="#h.s87fq8kqcksq"><text:span text:style-name="T20_6"><text:s/></text:span></text:a></text:span><text:span text:style-name="T20_7"><text:a xlink:type="simple" xlink:href="#h.s87fq8kqcksq"><text:span text:style-name="T20_8">doument</text:span></text:a></text:span><text:span text:style-name="T20_9"><text:a xlink:type="simple" xlink:href="#h.s87fq8kqcksq"><text:span text:style-name="T20_10"><text:s/></text:span></text:a></text:span><text:span text:style-name="T20_11"><text:a xlink:type="simple" xlink:href="#h.s87fq8kqcksq"><text:span text:style-name="T20_12">solution</text:span></text:a></text:span><text:span text:style-name="T20_13"><text:a xlink:type="simple" xlink:href="#h.s87fq8kqcksq"><text:span text:style-name="T20_14"><text:s/></text:span></text:a></text:span><text:span text:style-name="T20_15"><text:a xlink:type="simple" xlink:href="#h.s87fq8kqcksq"><text:span text:style-name="T20_16">pack</text:span></text:a></text:span></text:p>
      <text:p text:style-name="P21"><text:span text:style-name="T21_1"><text:a xlink:type="simple" xlink:href="#h.4lxtdlprlkdq"><text:span text:style-name="T21_2">5.3<text:s/></text:span></text:a></text:span><text:span text:style-name="T21_3"><text:a xlink:type="simple" xlink:href="#h.4lxtdlprlkdq"><text:span text:style-name="T21_4">Other</text:span></text:a></text:span></text:p>
      <text:p text:style-name="P22"><text:span text:style-name="T22_1"><text:a xlink:type="simple" xlink:href="#h.aqrzg4gy1b18"><text:span text:style-name="T22_2">6<text:s/></text:span></text:a></text:span><text:span text:style-name="T22_3"><text:a xlink:type="simple" xlink:href="#h.aqrzg4gy1b18"><text:span text:style-name="T22_4">Revision</text:span></text:a></text:span><text:span text:style-name="T22_5"><text:a xlink:type="simple" xlink:href="#h.aqrzg4gy1b18"><text:span text:style-name="T22_6"><text:s/></text:span></text:a></text:span><text:span text:style-name="T22_7"><text:a xlink:type="simple" xlink:href="#h.aqrzg4gy1b18"><text:span text:style-name="T22_8">history</text:span></text:a></text:span></text:p>
      <text:p text:style-name="P23"/>
      <text:p text:style-name="P24"/>
      <text:h text:style-name="P25" text:outline-level="10"><text:bookmark-start text:name="h.tajofqy47g83"/><text:bookmark-end text:name="h.tajofqy47g83"/><text:span text:style-name="T25_1">1<text:s/></text:span><text:span text:style-name="T25_2">Dependency</text:span></text:h>
      <text:p text:style-name="P26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7"><text:span text:style-name="T27_1">name</text:span></text:p>
          </table:table-cell>
          <table:table-cell table:style-name="Cell2">
            <text:p text:style-name="P28"><text:span text:style-name="T28_1">version</text:span><text:span text:style-name="T28_2"><text:s/></text:span><text:span text:style-name="T28_3">in</text:span><text:span text:style-name="T28_4"><text:s/></text:span><text:span text:style-name="T28_5">use</text:span></text:p>
          </table:table-cell>
          <table:table-cell table:style-name="Cell3">
            <text:p text:style-name="P29"><text:span text:style-name="T29_1">Official</text:span><text:span text:style-name="T29_2"><text:s/></text:span><text:span text:style-name="T29_3">web</text:span><text:span text:style-name="T29_4"><text:s/></text:span><text:span text:style-name="T29_5">page</text:span></text:p>
          </table:table-cell>
        </table:table-row>
        <table:table-row table:style-name="Row2">
          <table:table-cell table:style-name="Cell4">
            <text:p text:style-name="P30"><text:span text:style-name="T30_1">JODConverter</text:span></text:p>
          </table:table-cell>
          <table:table-cell table:style-name="Cell5">
            <text:p text:style-name="P31"><text:span text:style-name="T31_1">2.2.2</text:span></text:p>
          </table:table-cell>
          <table:table-cell table:style-name="Cell6">
            <text:p text:style-name="P32"><text:span text:style-name="T32_1"><text:a xlink:type="simple" xlink:href="http://www.artofsolving.com/opensource/jodconverter"><text:span text:style-name="T32_2">http</text:span></text:a></text:span><text:span text:style-name="T32_3"><text:a xlink:type="simple" xlink:href="http://www.artofsolving.com/opensource/jodconverter"><text:span text:style-name="T32_4">://</text:span></text:a></text:span><text:span text:style-name="T32_5"><text:a xlink:type="simple" xlink:href="http://www.artofsolving.com/opensource/jodconverter"><text:span text:style-name="T32_6">www</text:span></text:a></text:span><text:span text:style-name="T32_7"><text:a xlink:type="simple" xlink:href="http://www.artofsolving.com/opensource/jodconverter"><text:span text:style-name="T32_8">.</text:span></text:a></text:span><text:span text:style-name="T32_9"><text:a xlink:type="simple" xlink:href="http://www.artofsolving.com/opensource/jodconverter"><text:span text:style-name="T32_10">artofsolving</text:span></text:a></text:span><text:span text:style-name="T32_11"><text:a xlink:type="simple" xlink:href="http://www.artofsolving.com/opensource/jodconverter"><text:span text:style-name="T32_12">.</text:span></text:a></text:span><text:span text:style-name="T32_13"><text:a xlink:type="simple" xlink:href="http://www.artofsolving.com/opensource/jodconverter"><text:span text:style-name="T32_14">com</text:span></text:a></text:span><text:span text:style-name="T32_15"><text:a xlink:type="simple" xlink:href="http://www.artofsolving.com/opensource/jodconverter"><text:span text:style-name="T32_16">/</text:span></text:a></text:span><text:span text:style-name="T32_17"><text:a xlink:type="simple" xlink:href="http://www.artofsolving.com/opensource/jodconverter"><text:span text:style-name="T32_18">opensource</text:span></text:a></text:span><text:span text:style-name="T32_19"><text:a xlink:type="simple" xlink:href="http://www.artofsolving.com/opensource/jodconverter"><text:span text:style-name="T32_20">/</text:span></text:a></text:span><text:span text:style-name="T32_21"><text:a xlink:type="simple" xlink:href="http://www.artofsolving.com/opensource/jodconverter"><text:span text:style-name="T32_22">jodconverter</text:span></text:a></text:span></text:p>
          </table:table-cell>
        </table:table-row>
        <table:table-row table:style-name="Row3">
          <table:table-cell table:style-name="Cell7">
            <text:p text:style-name="P33"><text:span text:style-name="T33_1">OpenOffice</text:span></text:p>
          </table:table-cell>
          <table:table-cell table:style-name="Cell8">
            <text:p text:style-name="P34"><text:span text:style-name="T34_1">3.4</text:span></text:p>
          </table:table-cell>
          <table:table-cell table:style-name="Cell9">
            <text:p text:style-name="P35"><text:span text:style-name="T35_1"><text:a xlink:type="simple" xlink:href="https://www.openoffice.org/"><text:span text:style-name="T35_2">https</text:span></text:a></text:span><text:span text:style-name="T35_3"><text:a xlink:type="simple" xlink:href="https://www.openoffice.org/"><text:span text:style-name="T35_4">://</text:span></text:a></text:span><text:span text:style-name="T35_5"><text:a xlink:type="simple" xlink:href="https://www.openoffice.org/"><text:span text:style-name="T35_6">www</text:span></text:a></text:span><text:span text:style-name="T35_7"><text:a xlink:type="simple" xlink:href="https://www.openoffice.org/"><text:span text:style-name="T35_8">.</text:span></text:a></text:span><text:span text:style-name="T35_9"><text:a xlink:type="simple" xlink:href="https://www.openoffice.org/"><text:span text:style-name="T35_10">openoffice</text:span></text:a></text:span><text:span text:style-name="T35_11"><text:a xlink:type="simple" xlink:href="https://www.openoffice.org/"><text:span text:style-name="T35_12">.</text:span></text:a></text:span><text:span text:style-name="T35_13"><text:a xlink:type="simple" xlink:href="https://www.openoffice.org/"><text:span text:style-name="T35_14">org</text:span></text:a></text:span><text:span text:style-name="T35_15"><text:a xlink:type="simple" xlink:href="https://www.openoffice.org/"><text:span text:style-name="T35_16">/</text:span></text:a></text:span></text:p>
          </table:table-cell>
        </table:table-row>
      </table:table>
      <text:p text:style-name="P36"/>
      <text:h text:style-name="P37" text:outline-level="10"><text:bookmark-start text:name="h.gqu06cesfyj0"/><text:bookmark-end text:name="h.gqu06cesfyj0"/><text:span text:style-name="T37_1">2<text:s/></text:span><text:span text:style-name="T37_2">Introduction</text:span></text:h>
      <text:p text:style-name="P38"><text:span text:style-name="T38_1"><text:s/><text:tab/></text:span><text:span text:style-name="T38_2">Islandora</text:span><text:span text:style-name="T38_3"><text:s/></text:span><text:span text:style-name="T38_4">document</text:span><text:span text:style-name="T38_5"><text:s/></text:span><text:span text:style-name="T38_6">solution</text:span><text:span text:style-name="T38_7"><text:s/></text:span><text:span text:style-name="T38_8">pack</text:span><text:span text:style-name="T38_9"><text:s/></text:span><text:span text:style-name="T38_10">provide</text:span><text:span text:style-name="T38_11"><text:s/></text:span><text:span text:style-name="T38_12">a</text:span><text:span text:style-name="T38_13"><text:s/></text:span><text:span text:style-name="T38_14">collection</text:span><text:span text:style-name="T38_15"><text:s/></text:span><text:span text:style-name="T38_16">and</text:span><text:span text:style-name="T38_17"><text:s/></text:span><text:span text:style-name="T38_18">a</text:span><text:span text:style-name="T38_19"><text:s/></text:span><text:span text:style-name="T38_20">content</text:span><text:span text:style-name="T38_21"><text:s/></text:span><text:span text:style-name="T38_22">model</text:span><text:span text:style-name="T38_23"><text:s/></text:span><text:span text:style-name="T38_24">for</text:span><text:span text:style-name="T38_25"><text:s/></text:span><text:span text:style-name="T38_26">users</text:span><text:span text:style-name="T38_27"><text:s/></text:span><text:span text:style-name="T38_28">documents</text:span><text:span text:style-name="T38_29">.<text:s/></text:span><text:span text:style-name="T38_30">Documents</text:span><text:span text:style-name="T38_31"><text:s/></text:span><text:span text:style-name="T38_32">are</text:span><text:span text:style-name="T38_33"><text:s/></text:span><text:span text:style-name="T38_34">converted</text:span><text:span text:style-name="T38_35"><text:s/></text:span><text:span text:style-name="T38_36">to</text:span><text:span text:style-name="T38_37"><text:s/></text:span><text:span text:style-name="T38_38">a</text:span><text:span text:style-name="T38_39"><text:s/></text:span><text:span text:style-name="T38_40">pdf</text:span><text:span text:style-name="T38_41"><text:s/></text:span><text:span text:style-name="T38_42">format</text:span><text:span text:style-name="T38_43"><text:s/></text:span><text:span text:style-name="T38_44">in</text:span><text:span text:style-name="T38_45"><text:s/></text:span><text:span text:style-name="T38_46">case</text:span><text:span text:style-name="T38_47"><text:s/></text:span><text:span text:style-name="T38_48">to</text:span><text:span text:style-name="T38_49"><text:s/></text:span><text:span text:style-name="T38_50">display</text:span><text:span text:style-name="T38_51">.<text:s/></text:span><text:span text:style-name="T38_52">This</text:span><text:span text:style-name="T38_53"><text:s/></text:span><text:span text:style-name="T38_54">solution</text:span><text:span text:style-name="T38_55"><text:s/></text:span><text:span text:style-name="T38_56">pack</text:span><text:span text:style-name="T38_57"><text:s/></text:span><text:span text:style-name="T38_58">need</text:span><text:span text:style-name="T38_59"><text:s/></text:span><text:span text:style-name="T38_60">OpenOffice</text:span><text:span text:style-name="T38_61"><text:s/></text:span><text:span text:style-name="T38_62">running</text:span><text:span text:style-name="T38_63"><text:s/></text:span><text:span text:style-name="T38_64">as</text:span><text:span text:style-name="T38_65"><text:s/></text:span><text:span text:style-name="T38_66">a</text:span><text:span text:style-name="T38_67"><text:s/></text:span><text:span text:style-name="T38_68">service</text:span><text:span text:style-name="T38_69"><text:s/></text:span><text:span text:style-name="T38_70">and</text:span><text:span text:style-name="T38_71"><text:s/></text:span><text:span text:style-name="T38_72">also</text:span><text:span text:style-name="T38_73"><text:s/></text:span><text:span text:style-name="T38_74">the</text:span><text:span text:style-name="T38_75"><text:s/></text:span><text:span text:style-name="T38_76">JODCoverter</text:span><text:span text:style-name="T38_77"><text:s/></text:span><text:span text:style-name="T38_78">library</text:span><text:span text:style-name="T38_79"><text:s/></text:span><text:span text:style-name="T38_80">installed</text:span><text:span text:style-name="T38_81">.</text:span></text:p>
      <text:p text:style-name="P39"/>
      <text:h text:style-name="P40" text:outline-level="10"><text:bookmark-start text:name="h.fv66qgeyn6v"/><text:bookmark-end text:name="h.fv66qgeyn6v"/><text:span text:style-name="T40_1">2.1<text:s/></text:span><text:span text:style-name="T40_2">Supported</text:span><text:span text:style-name="T40_3"><text:s/></text:span><text:span text:style-name="T40_4">formats</text:span></text:h>
      <text:list text:style-name="LS1" xml:id="list0">
        <text:list-item>
          <text:p text:style-name="P41"><text:span text:style-name="T41_1">PDF</text:span><text:span text:style-name="T41_2"><text:s/></text:span><text:span text:style-name="T41_3">format</text:span></text:p>
          <text:list>
            <text:list-item>
              <text:p text:style-name="P42"><text:span text:style-name="T42_1">Portable</text:span><text:span text:style-name="T42_2"><text:s/></text:span><text:span text:style-name="T42_3">Document</text:span><text:span text:style-name="T42_4"><text:s/></text:span><text:span text:style-name="T42_5">Format</text:span><text:span text:style-name="T42_6"><text:s/>(*.</text:span><text:span text:style-name="T42_7">pdf</text:span><text:span text:style-name="T42_8">)</text:span></text:p>
            </text:list-item>
          </text:list>
        </text:list-item>
      </text:list>
      <text:p text:style-name="P43"/>
      <text:list text:style-name="LS1" xml:id="list2">
        <text:list-item>
          <text:p text:style-name="P44"><text:span text:style-name="T44_1">Text</text:span><text:span text:style-name="T44_2"><text:s/></text:span><text:span text:style-name="T44_3">Formats</text:span></text:p>
          <text:list>
            <text:list-item>
              <text:p text:style-name="P45"><text:span text:style-name="T45_1">OpenDocument</text:span><text:span text:style-name="T45_2"><text:s/></text:span><text:span text:style-name="T45_3">Text</text:span><text:span text:style-name="T45_4"><text:s/>(*.</text:span><text:span text:style-name="T45_5">odt</text:span><text:span text:style-name="T45_6">)</text:span></text:p>
            </text:list-item>
            <text:list-item>
              <text:p text:style-name="P46"><text:span text:style-name="T46_1">OpenOffice</text:span><text:span text:style-name="T46_2">.</text:span><text:span text:style-name="T46_3">org</text:span><text:span text:style-name="T46_4"><text:s/>1.0<text:s/></text:span><text:span text:style-name="T46_5">Text</text:span><text:span text:style-name="T46_6"><text:s/>(*.</text:span><text:span text:style-name="T46_7">sxw</text:span><text:span text:style-name="T46_8">)</text:span></text:p>
            </text:list-item>
            <text:list-item>
              <text:p text:style-name="P47"><text:span text:style-name="T47_1">Rich</text:span><text:span text:style-name="T47_2"><text:s/></text:span><text:span text:style-name="T47_3">Text</text:span><text:span text:style-name="T47_4"><text:s/></text:span><text:span text:style-name="T47_5">Format</text:span><text:span text:style-name="T47_6"><text:s/>(*.</text:span><text:span text:style-name="T47_7">rtf</text:span><text:span text:style-name="T47_8">)</text:span></text:p>
            </text:list-item>
            <text:list-item>
              <text:p text:style-name="P48"><text:span text:style-name="T48_1">Microsoft</text:span><text:span text:style-name="T48_2"><text:s/></text:span><text:span text:style-name="T48_3">Word</text:span><text:span text:style-name="T48_4"><text:s/>(*.</text:span><text:span text:style-name="T48_5">doc</text:span><text:span text:style-name="T48_6">)</text:span></text:p>
            </text:list-item>
            <text:list-item>
              <text:p text:style-name="P49"><text:span text:style-name="T49_1">WordPerfect</text:span><text:span text:style-name="T49_2"><text:s/>(*.</text:span><text:span text:style-name="T49_3">wpd</text:span><text:span text:style-name="T49_4">)</text:span></text:p>
            </text:list-item>
            <text:list-item>
              <text:p text:style-name="P50"><text:span text:style-name="T50_1">Plain</text:span><text:span text:style-name="T50_2"><text:s/></text:span><text:span text:style-name="T50_3">Text</text:span><text:span text:style-name="T50_4"><text:s/>(*.</text:span><text:span text:style-name="T50_5">txt</text:span><text:span text:style-name="T50_6">)</text:span></text:p>
            </text:list-item>
            <text:list-item>
              <text:p text:style-name="P51"><text:span text:style-name="T51_1">HTML</text:span><text:span text:style-name="T51_2">1</text:span><text:span text:style-name="T51_3"><text:s/>(*.</text:span><text:span text:style-name="T51_4">html</text:span><text:span text:style-name="T51_5">)</text:span></text:p>
            </text:list-item>
          </text:list>
        </text:list-item>
      </text:list>
      <text:p text:style-name="P52"/>
      <text:list text:style-name="LS1" xml:id="list10">
        <text:list-item>
          <text:p text:style-name="P53"><text:span text:style-name="T53_1">Spreadsheet</text:span><text:span text:style-name="T53_2"><text:s/></text:span><text:span text:style-name="T53_3">Formats</text:span></text:p>
          <text:list>
            <text:list-item>
              <text:p text:style-name="P54"><text:span text:style-name="T54_1">OpenDocument</text:span><text:span text:style-name="T54_2"><text:s/></text:span><text:span text:style-name="T54_3">Spreadsheet</text:span><text:span text:style-name="T54_4"><text:s/>(*.</text:span><text:span text:style-name="T54_5">ods</text:span><text:span text:style-name="T54_6">)</text:span></text:p>
            </text:list-item>
            <text:list-item>
              <text:p text:style-name="P55"><text:span text:style-name="T55_1">OpenOffice</text:span><text:span text:style-name="T55_2">.</text:span><text:span text:style-name="T55_3">org</text:span><text:span text:style-name="T55_4"><text:s/>1.0<text:s/></text:span><text:span text:style-name="T55_5">Spreadsheet</text:span><text:span text:style-name="T55_6"><text:s/>(*.</text:span><text:span text:style-name="T55_7">sxc</text:span><text:span text:style-name="T55_8">)</text:span></text:p>
            </text:list-item>
            <text:list-item>
              <text:p text:style-name="P56"><text:span text:style-name="T56_1">Microsoft</text:span><text:span text:style-name="T56_2"><text:s/></text:span><text:span text:style-name="T56_3">Excel</text:span><text:span text:style-name="T56_4"><text:s/>(*.</text:span><text:span text:style-name="T56_5">xls</text:span><text:span text:style-name="T56_6">)</text:span></text:p>
            </text:list-item>
            <text:list-item>
              <text:p text:style-name="P57"><text:span text:style-name="T57_1">Comma</text:span><text:span text:style-name="T57_2">-</text:span><text:span text:style-name="T57_3">Separated</text:span><text:span text:style-name="T57_4"><text:s/></text:span><text:span text:style-name="T57_5">Values</text:span><text:span text:style-name="T57_6"><text:s/>(*.</text:span><text:span text:style-name="T57_7">csv</text:span><text:span text:style-name="T57_8">)</text:span></text:p>
            </text:list-item>
            <text:list-item>
              <text:p text:style-name="P58"><text:span text:style-name="T58_1">Tab</text:span><text:span text:style-name="T58_2">-</text:span><text:span text:style-name="T58_3">Separated</text:span><text:span text:style-name="T58_4"><text:s/></text:span><text:span text:style-name="T58_5">Values</text:span><text:span text:style-name="T58_6"><text:s/>(*.</text:span><text:span text:style-name="T58_7">tsv</text:span><text:span text:style-name="T58_8">)</text:span></text:p>
            </text:list-item>
          </text:list>
        </text:list-item>
      </text:list>
      <text:p text:style-name="P59"/>
      <text:list text:style-name="LS1" xml:id="list16">
        <text:list-item>
          <text:p text:style-name="P60"><text:span text:style-name="T60_1">Presentation</text:span><text:span text:style-name="T60_2"><text:s/></text:span><text:span text:style-name="T60_3">Formats</text:span></text:p>
          <text:list>
            <text:list-item>
              <text:p text:style-name="P61"><text:span text:style-name="T61_1">OpenDocument</text:span><text:span text:style-name="T61_2"><text:s/></text:span><text:span text:style-name="T61_3">Presentation</text:span><text:span text:style-name="T61_4"><text:s/>(*.</text:span><text:span text:style-name="T61_5">odp</text:span><text:span text:style-name="T61_6">)</text:span></text:p>
            </text:list-item>
            <text:list-item>
              <text:p text:style-name="P62"><text:span text:style-name="T62_1">OpenOffice</text:span><text:span text:style-name="T62_2">.</text:span><text:span text:style-name="T62_3">org</text:span><text:span text:style-name="T62_4"><text:s/>1.0<text:s/></text:span><text:span text:style-name="T62_5">Presentation</text:span><text:span text:style-name="T62_6"><text:s/>(*.</text:span><text:span text:style-name="T62_7">sxi</text:span><text:span text:style-name="T62_8">)</text:span></text:p>
            </text:list-item>
            <text:list-item>
              <text:p text:style-name="P63"><text:span text:style-name="T63_1">Microsoft</text:span><text:span text:style-name="T63_2"><text:s/></text:span><text:span text:style-name="T63_3">PowerPoint</text:span><text:span text:style-name="T63_4"><text:s/>(*.</text:span><text:span text:style-name="T63_5">ppt</text:span><text:span text:style-name="T63_6">)</text:span></text:p>
            </text:list-item>
          </text:list>
        </text:list-item>
      </text:list>
      <text:h text:style-name="P64" text:outline-level="10"><text:bookmark-start text:name="h.zijfh9vmj2jl"/><text:bookmark-end text:name="h.zijfh9vmj2jl"/><text:span text:style-name="T64_1">2.2<text:s/></text:span><text:span text:style-name="T64_2">Upload</text:span><text:span text:style-name="T64_3"><text:s/></text:span></text:h>
      <text:p text:style-name="P65"><text:span text:style-name="T65_1">Whenever</text:span><text:span text:style-name="T65_2"><text:s/></text:span><text:span text:style-name="T65_3">a</text:span><text:span text:style-name="T65_4"><text:s/></text:span><text:span text:style-name="T65_5">user</text:span><text:span text:style-name="T65_6"><text:s/></text:span><text:span text:style-name="T65_7">upload</text:span><text:span text:style-name="T65_8"><text:s/></text:span><text:span text:style-name="T65_9">a</text:span><text:span text:style-name="T65_10"><text:s/></text:span><text:span text:style-name="T65_11">document</text:span><text:span text:style-name="T65_12">.<text:s/></text:span><text:span text:style-name="T65_13">An</text:span><text:span text:style-name="T65_14"><text:s/></text:span><text:span text:style-name="T65_15">Object</text:span><text:span text:style-name="T65_16"><text:s/></text:span><text:span text:style-name="T65_17">will</text:span><text:span text:style-name="T65_18"><text:s/></text:span><text:span text:style-name="T65_19">be</text:span><text:span text:style-name="T65_20"><text:s/></text:span><text:span text:style-name="T65_21">created</text:span><text:span text:style-name="T65_22">.<text:s/></text:span><text:span text:style-name="T65_23">The</text:span><text:span text:style-name="T65_24"><text:s/></text:span><text:span text:style-name="T65_25">origin</text:span><text:span text:style-name="T65_26"><text:s/></text:span><text:span text:style-name="T65_27">document</text:span><text:span text:style-name="T65_28"><text:s/></text:span><text:span text:style-name="T65_29">will</text:span><text:span text:style-name="T65_30"><text:s/></text:span><text:span text:style-name="T65_31">be</text:span><text:span text:style-name="T65_32"><text:s/></text:span><text:span text:style-name="T65_33">ingested</text:span><text:span text:style-name="T65_34"><text:s/></text:span><text:span text:style-name="T65_35">as</text:span><text:span text:style-name="T65_36"><text:s/></text:span><text:span text:style-name="T65_37">the</text:span><text:span text:style-name="T65_38"><text:s/></text:span><text:span text:style-name="T65_39">OBJ</text:span><text:span text:style-name="T65_40"><text:s/></text:span><text:span text:style-name="T65_41">datastream</text:span><text:span text:style-name="T65_42">.<text:s/></text:span><text:span text:style-name="T65_43">If</text:span><text:span text:style-name="T65_44"><text:s/></text:span><text:span text:style-name="T65_45">openoffice</text:span><text:span text:style-name="T65_46"><text:s/></text:span><text:span text:style-name="T65_47">service</text:span><text:span text:style-name="T65_48"><text:s/></text:span><text:span text:style-name="T65_49">is</text:span><text:span text:style-name="T65_50"><text:s/></text:span><text:span text:style-name="T65_51">running</text:span><text:span text:style-name="T65_52"><text:s/></text:span><text:span text:style-name="T65_53">currectly</text:span><text:span text:style-name="T65_54"><text:s/></text:span><text:span text:style-name="T65_55">and</text:span><text:span text:style-name="T65_56"><text:s/></text:span><text:span text:style-name="T65_57">the</text:span><text:span text:style-name="T65_58"><text:s/></text:span><text:span text:style-name="T65_59">jodcoverter</text:span><text:span text:style-name="T65_60"><text:s/></text:span><text:span text:style-name="T65_61">is</text:span><text:span text:style-name="T65_62"><text:s/></text:span><text:span text:style-name="T65_63">installed</text:span><text:span text:style-name="T65_64">,<text:s/></text:span><text:span text:style-name="T65_65">a</text:span><text:span text:style-name="T65_66"><text:s/></text:span><text:span text:style-name="T65_67">pdf</text:span><text:span text:style-name="T65_68"><text:s/></text:span><text:span text:style-name="T65_69">file</text:span><text:span text:style-name="T65_70"><text:s/></text:span><text:span text:style-name="T65_71">will</text:span><text:span text:style-name="T65_72"><text:s/></text:span><text:span text:style-name="T65_73">be</text:span><text:span text:style-name="T65_74"><text:s/></text:span><text:span text:style-name="T65_75">generated</text:span><text:span text:style-name="T65_76"><text:s/></text:span><text:span text:style-name="T65_77">and</text:span><text:span text:style-name="T65_78"><text:s/></text:span><text:span text:style-name="T65_79">saved</text:span><text:span text:style-name="T65_80"><text:s/></text:span><text:span text:style-name="T65_81">as</text:span><text:span text:style-name="T65_82"><text:s/></text:span><text:span text:style-name="T65_83">a</text:span><text:span text:style-name="T65_84"><text:s/></text:span><text:span text:style-name="T65_85">PDF</text:span><text:span text:style-name="T65_86"><text:s/></text:span><text:span text:style-name="T65_87">file</text:span><text:span text:style-name="T65_88">.<text:s/></text:span><text:span text:style-name="T65_89">The</text:span><text:span text:style-name="T65_90"><text:s/></text:span><text:span text:style-name="T65_91">TN</text:span><text:span text:style-name="T65_92"><text:s/></text:span><text:span text:style-name="T65_93">and</text:span><text:span text:style-name="T65_94"><text:s/></text:span><text:span text:style-name="T65_95">PREVIEW</text:span><text:span text:style-name="T65_96"><text:s/></text:span><text:span text:style-name="T65_97">datastreams</text:span><text:span text:style-name="T65_98"><text:s/></text:span><text:span text:style-name="T65_99">are</text:span><text:span text:style-name="T65_100"><text:s/></text:span><text:span text:style-name="T65_101">produced</text:span><text:span text:style-name="T65_102"><text:s/></text:span><text:span text:style-name="T65_103">from</text:span><text:span text:style-name="T65_104"><text:s/></text:span><text:span text:style-name="T65_105">the</text:span><text:span text:style-name="T65_106"><text:s/></text:span><text:span text:style-name="T65_107">PDF</text:span><text:span text:style-name="T65_108"><text:s/></text:span><text:span text:style-name="T65_109">file</text:span><text:span text:style-name="T65_110">.<text:s/></text:span></text:p>
      <text:h text:style-name="P66" text:outline-level="10"><text:bookmark-start text:name="h.bwppgyp3hg0h"/><text:bookmark-end text:name="h.bwppgyp3hg0h"/><text:span text:style-name="T66_1">3<text:s/></text:span><text:span text:style-name="T66_2">Installation</text:span><text:span text:style-name="T66_3"><text:s/></text:span><text:span text:style-name="T66_4">and</text:span><text:span text:style-name="T66_5"><text:s/></text:span><text:span text:style-name="T66_6">Configuration</text:span></text:h>
      <text:h text:style-name="P67" text:outline-level="10"><text:bookmark-start text:name="h.2xb2fh6dqrb8"/><text:bookmark-end text:name="h.2xb2fh6dqrb8"/><text:span text:style-name="T67_1">3.1<text:s/></text:span><text:span text:style-name="T67_2">OpenOffice</text:span></text:h>
      <text:p text:style-name="P68"><text:span text:style-name="T68_1">Under</text:span><text:span text:style-name="T68_2"><text:s/></text:span><text:span text:style-name="T68_3">Ubuntu</text:span><text:span text:style-name="T68_4"><text:s/>13.04</text:span></text:p>
      <text:list text:style-name="LS2" xml:id="list20">
        <text:list-item>
          <text:p text:style-name="P69"><text:span text:style-name="T69_1">Add</text:span><text:span text:style-name="T69_2"><text:s/></text:span><text:span text:style-name="T69_3">apt</text:span><text:span text:style-name="T69_4"><text:s/></text:span><text:span text:style-name="T69_5">package</text:span><text:span text:style-name="T69_6"><text:s/></text:span></text:p>
        </text:list-item>
      </text:list>
      <text:p text:style-name="P70"><text:span text:style-name="T70_1"><text:s text:c="12"/></text:span><text:span text:style-name="T70_2">sudo</text:span><text:span text:style-name="T70_3"><text:s/></text:span><text:span text:style-name="T70_4">add</text:span><text:span text:style-name="T70_5">-</text:span><text:span text:style-name="T70_6">apt</text:span><text:span text:style-name="T70_7">-</text:span><text:span text:style-name="T70_8">repository</text:span><text:span text:style-name="T70_9"><text:s/></text:span><text:span text:style-name="T70_10">ppa</text:span><text:span text:style-name="T70_11">:</text:span><text:span text:style-name="T70_12">upubuntu</text:span><text:span text:style-name="T70_13">-</text:span><text:span text:style-name="T70_14">com</text:span><text:span text:style-name="T70_15">/</text:span><text:span text:style-name="T70_16">office</text:span></text:p>
      <text:list text:style-name="LS3" xml:id="list21">
        <text:list-item>
          <text:p text:style-name="P71"><text:span text:style-name="T71_1">Update</text:span><text:span text:style-name="T71_2"><text:s/></text:span><text:span text:style-name="T71_3">apt</text:span><text:span text:style-name="T71_4">-</text:span><text:span text:style-name="T71_5">get</text:span><text:span text:style-name="T71_6"><text:line-break/></text:span><text:span text:style-name="T71_7">sudo</text:span><text:span text:style-name="T71_8"><text:s/></text:span><text:span text:style-name="T71_9">apt</text:span><text:span text:style-name="T71_10">-</text:span><text:span text:style-name="T71_11">get</text:span><text:span text:style-name="T71_12"><text:s/></text:span><text:span text:style-name="T71_13">update</text:span></text:p>
        </text:list-item>
        <text:list-item>
          <text:p text:style-name="P72"><text:span text:style-name="T72_1">install</text:span><text:span text:style-name="T72_2"><text:s/></text:span><text:span text:style-name="T72_3">OpenOffice</text:span><text:span text:style-name="T72_4"><text:line-break/></text:span><text:span text:style-name="T72_5">sudo</text:span><text:span text:style-name="T72_6"><text:s/></text:span><text:span text:style-name="T72_7">apt</text:span><text:span text:style-name="T72_8">-</text:span><text:span text:style-name="T72_9">get</text:span><text:span text:style-name="T72_10"><text:s/></text:span><text:span text:style-name="T72_11">install</text:span><text:span text:style-name="T72_12"><text:s/></text:span><text:span text:style-name="T72_13">openoffice</text:span></text:p>
        </text:list-item>
        <text:list-item>
          <text:p text:style-name="P73"><text:span text:style-name="T73_1">install</text:span><text:span text:style-name="T73_2"><text:s/></text:span><text:span text:style-name="T73_3">OpenOffice</text:span><text:span text:style-name="T73_4"><text:s/></text:span><text:span text:style-name="T73_5">writer</text:span><text:span text:style-name="T73_6"><text:s/></text:span><text:span text:style-name="T73_7">extension</text:span></text:p>
        </text:list-item>
      </text:list>
      <text:p text:style-name="P74"><text:span text:style-name="T74_1">sudo</text:span><text:span text:style-name="T74_2"><text:s/></text:span><text:span text:style-name="T74_3">apt</text:span><text:span text:style-name="T74_4">-</text:span><text:span text:style-name="T74_5">get</text:span><text:span text:style-name="T74_6"><text:s/></text:span><text:span text:style-name="T74_7">install</text:span><text:span text:style-name="T74_8"><text:s/></text:span><text:span text:style-name="T74_9">openoffice</text:span><text:span text:style-name="T74_10">.</text:span><text:span text:style-name="T74_11">org</text:span><text:span text:style-name="T74_12">-</text:span><text:span text:style-name="T74_13">writer</text:span></text:p>
      <text:p text:style-name="P75"><text:span text:style-name="T75_1">This</text:span><text:span text:style-name="T75_2"><text:s/></text:span><text:span text:style-name="T75_3">extension</text:span><text:span text:style-name="T75_4"><text:s/></text:span><text:span text:style-name="T75_5">is</text:span><text:span text:style-name="T75_6"><text:s/></text:span><text:span text:style-name="T75_7">to</text:span><text:span text:style-name="T75_8"><text:s/></text:span><text:span text:style-name="T75_9">convert</text:span><text:span text:style-name="T75_10"><text:s/></text:span><text:span text:style-name="T75_11">a</text:span><text:span text:style-name="T75_12"><text:s/></text:span><text:span text:style-name="T75_13">document</text:span><text:span text:style-name="T75_14"><text:s/></text:span><text:span text:style-name="T75_15">to</text:span><text:span text:style-name="T75_16"><text:s/></text:span><text:span text:style-name="T75_17">pdf</text:span><text:span text:style-name="T75_18"><text:s/></text:span><text:span text:style-name="T75_19">format</text:span><text:span text:style-name="T75_20">.<text:s/></text:span><text:span text:style-name="T75_21">It</text:span><text:span text:style-name="T75_22"><text:s/></text:span><text:span text:style-name="T75_23">is</text:span><text:span text:style-name="T75_24"><text:s/></text:span><text:span text:style-name="T75_25">need</text:span><text:span text:style-name="T75_26"><text:s/></text:span><text:span text:style-name="T75_27">by</text:span><text:span text:style-name="T75_28"><text:s/></text:span><text:span text:style-name="T75_29">islandora</text:span><text:span text:style-name="T75_30"><text:s/></text:span><text:span text:style-name="T75_31">doument</text:span><text:span text:style-name="T75_32"><text:s/></text:span><text:span text:style-name="T75_33">soution</text:span><text:span text:style-name="T75_34"><text:s/></text:span><text:span text:style-name="T75_35">pack</text:span><text:span text:style-name="T75_36">.<text:s/></text:span><text:span text:style-name="T75_37">An</text:span><text:span text:style-name="T75_38"><text:s/></text:span><text:span text:style-name="T75_39">error</text:span><text:span text:style-name="T75_40"><text:s/></text:span><text:span text:style-name="T75_41">message</text:span><text:span text:style-name="T75_42"><text:s/></text:span><text:span text:style-name="T75_43">of</text:span><text:span text:style-name="T75_44"><text:s/></text:span><text:span text:style-name="T75_45">soffice</text:span><text:span text:style-name="T75_46"><text:s/></text:span><text:span text:style-name="T75_47">may</text:span><text:span text:style-name="T75_48"><text:s/></text:span><text:span text:style-name="T75_49">output</text:span><text:span text:style-name="T75_50"><text:s/></text:span><text:span text:style-name="T75_51">if</text:span><text:span text:style-name="T75_52"><text:s text:c="2"/></text:span><text:span text:style-name="T75_53">OpenOffice</text:span><text:span text:style-name="T75_54"><text:s/></text:span><text:span text:style-name="T75_55">writer</text:span><text:span text:style-name="T75_56"><text:s/></text:span><text:span text:style-name="T75_57">extension</text:span><text:span text:style-name="T75_58"><text:s/></text:span><text:span text:style-name="T75_59">is</text:span><text:span text:style-name="T75_60"><text:s/></text:span><text:span text:style-name="T75_61">not</text:span><text:span text:style-name="T75_62"><text:s/></text:span><text:span text:style-name="T75_63">correct</text:span><text:span text:style-name="T75_64"><text:s/></text:span><text:span text:style-name="T75_65">installded</text:span></text:p>
      <text:list text:style-name="LS3" xml:id="list24" text:continue-list="list21">
        <text:list-item>
          <text:p text:style-name="P76"><text:span text:style-name="T76_1">install</text:span><text:span text:style-name="T76_2"><text:s/></text:span><text:span text:style-name="T76_3">OpenOffice</text:span><text:span text:style-name="T76_4"><text:s/></text:span><text:span text:style-name="T76_5">draw</text:span><text:span text:style-name="T76_6"><text:s/></text:span><text:span text:style-name="T76_7">extension</text:span><text:span text:style-name="T76_8"><text:s/>(</text:span><text:span text:style-name="T76_9">Opetional</text:span><text:span text:style-name="T76_10">)</text:span></text:p>
        </text:list-item>
      </text:list>
      <text:p text:style-name="P77"><text:span text:style-name="T77_1"><text:s/><text:tab/></text:span><text:span text:style-name="T77_2">sudo</text:span><text:span text:style-name="T77_3"><text:s/></text:span><text:span text:style-name="T77_4">apt</text:span><text:span text:style-name="T77_5">-</text:span><text:span text:style-name="T77_6">get</text:span><text:span text:style-name="T77_7"><text:s/></text:span><text:span text:style-name="T77_8">install</text:span><text:span text:style-name="T77_9"><text:s/></text:span><text:span text:style-name="T77_10">openoffice</text:span><text:span text:style-name="T77_11">.</text:span><text:span text:style-name="T77_12">org</text:span><text:span text:style-name="T77_13">-</text:span><text:span text:style-name="T77_14">draw</text:span></text:p>
      <text:p text:style-name="P78"><text:span text:style-name="T78_1"><text:tab/></text:span><text:span text:style-name="T78_2">This</text:span><text:span text:style-name="T78_3"><text:s/></text:span><text:span text:style-name="T78_4">extension</text:span><text:span text:style-name="T78_5"><text:s/></text:span><text:span text:style-name="T78_6">is</text:span><text:span text:style-name="T78_7"><text:s/></text:span><text:span text:style-name="T78_8">not</text:span><text:span text:style-name="T78_9"><text:s/></text:span><text:span text:style-name="T78_10">need</text:span><text:span text:style-name="T78_11"><text:s/></text:span><text:span text:style-name="T78_12">by</text:span><text:span text:style-name="T78_13"><text:s/></text:span><text:span text:style-name="T78_14">islandora</text:span><text:span text:style-name="T78_15"><text:s/></text:span><text:span text:style-name="T78_16">document</text:span><text:span text:style-name="T78_17"><text:s/></text:span><text:span text:style-name="T78_18">solution</text:span><text:span text:style-name="T78_19"><text:s/></text:span><text:span text:style-name="T78_20">pack</text:span><text:span text:style-name="T78_21">.<text:s/></text:span><text:span text:style-name="T78_22">JODCoverter</text:span><text:span text:style-name="T78_23"><text:s/></text:span><text:span text:style-name="T78_24">can</text:span><text:span text:style-name="T78_25"><text:s/></text:span><text:span text:style-name="T78_26">convert</text:span><text:span text:style-name="T78_27"><text:s/></text:span><text:span text:style-name="T78_28">drawing</text:span><text:span text:style-name="T78_29"><text:s/></text:span><text:span text:style-name="T78_30">formats</text:span><text:span text:style-name="T78_31">.<text:s/></text:span><text:span text:style-name="T78_32">It</text:span><text:span text:style-name="T78_33"><text:s/></text:span><text:span text:style-name="T78_34">may</text:span><text:span text:style-name="T78_35"><text:s/></text:span><text:span text:style-name="T78_36">be</text:span><text:span text:style-name="T78_37"><text:s/></text:span><text:span text:style-name="T78_38">need</text:span><text:span text:style-name="T78_39"><text:s/></text:span><text:span text:style-name="T78_40">for</text:span><text:span text:style-name="T78_41"><text:s/></text:span><text:span text:style-name="T78_42">other</text:span><text:span text:style-name="T78_43"><text:s/></text:span><text:span text:style-name="T78_44">islandora</text:span><text:span text:style-name="T78_45"><text:s/></text:span><text:span text:style-name="T78_46">module</text:span><text:span text:style-name="T78_47"><text:s/></text:span><text:span text:style-name="T78_48">development</text:span><text:span text:style-name="T78_49">.</text:span></text:p>
      <text:list text:style-name="LS4" xml:id="list25">
        <text:list-item>
          <text:p text:style-name="P79"><text:span text:style-name="T79_1">Start</text:span><text:span text:style-name="T79_2"><text:s/></text:span><text:span text:style-name="T79_3">OpenOffice</text:span><text:span text:style-name="T79_4"><text:s/></text:span><text:span text:style-name="T79_5">service</text:span></text:p>
        </text:list-item>
      </text:list>
      <text:p text:style-name="P80"><text:span text:style-name="T80_1"><text:tab/></text:span><text:span text:style-name="T80_2">soffice</text:span><text:span text:style-name="T80_3"><text:s/>-</text:span><text:span text:style-name="T80_4">headless</text:span><text:span text:style-name="T80_5"><text:s/>-</text:span><text:span text:style-name="T80_6">accept</text:span><text:span text:style-name="T80_7">="</text:span><text:span text:style-name="T80_8">socket</text:span><text:span text:style-name="T80_9">,</text:span><text:span text:style-name="T80_10">host</text:span><text:span text:style-name="T80_11">=127.0.0.1,</text:span><text:span text:style-name="T80_12">port</text:span><text:span text:style-name="T80_13">=8100;</text:span><text:span text:style-name="T80_14">urp</text:span><text:span text:style-name="T80_15">;"<text:s/>-</text:span><text:span text:style-name="T80_16">nofirststartwizard</text:span></text:p>
      <text:p text:style-name="P81"/>
      <text:h text:style-name="P82" text:outline-level="10"><text:bookmark-start text:name="h.g5t1b6xe0s7g"/><text:bookmark-end text:name="h.g5t1b6xe0s7g"/><text:span text:style-name="T82_1">3.2<text:s/></text:span><text:span text:style-name="T82_2">JODConverter</text:span><text:span text:style-name="T82_3"><text:s/></text:span><text:span text:style-name="T82_4">and</text:span><text:span text:style-name="T82_5"><text:s/></text:span><text:span text:style-name="T82_6">Document</text:span><text:span text:style-name="T82_7"><text:s/></text:span><text:span text:style-name="T82_8">Solution</text:span><text:span text:style-name="T82_9"><text:s/></text:span><text:span text:style-name="T82_10">Pack</text:span></text:h>
      <text:list text:style-name="LS5" xml:id="list26">
        <text:list-item>
          <text:p text:style-name="P83"><text:span text:style-name="T83_1">JODConverter</text:span><text:span text:style-name="T83_2"><text:s/></text:span><text:span text:style-name="T83_3">library</text:span></text:p>
        </text:list-item>
      </text:list>
      <text:p text:style-name="P84"><text:span text:style-name="T84_1"><text:tab/></text:span><text:span text:style-name="T84_2">Download</text:span><text:span text:style-name="T84_3"><text:s/></text:span><text:span text:style-name="T84_4">the</text:span><text:span text:style-name="T84_5"><text:s/></text:span><text:span text:style-name="T84_6">JODConverter</text:span><text:span text:style-name="T84_7"><text:s/></text:span><text:span text:style-name="T84_8">from</text:span></text:p>
      <text:p text:style-name="P85"><text:span text:style-name="T85_1"><text:a xlink:type="simple" xlink:href="http://sourceforge.net/projects/jodconverter/files/JODConverter/2.2.2/jodconverter-2.2.2.zip/download"><text:span text:style-name="T85_2">http</text:span></text:a></text:span><text:span text:style-name="T85_3"><text:a xlink:type="simple" xlink:href="http://sourceforge.net/projects/jodconverter/files/JODConverter/2.2.2/jodconverter-2.2.2.zip/download"><text:span text:style-name="T85_4">://</text:span></text:a></text:span><text:span text:style-name="T85_5"><text:a xlink:type="simple" xlink:href="http://sourceforge.net/projects/jodconverter/files/JODConverter/2.2.2/jodconverter-2.2.2.zip/download"><text:span text:style-name="T85_6">sourceforge</text:span></text:a></text:span><text:span text:style-name="T85_7"><text:a xlink:type="simple" xlink:href="http://sourceforge.net/projects/jodconverter/files/JODConverter/2.2.2/jodconverter-2.2.2.zip/download"><text:span text:style-name="T85_8">.</text:span></text:a></text:span><text:span text:style-name="T85_9"><text:a xlink:type="simple" xlink:href="http://sourceforge.net/projects/jodconverter/files/JODConverter/2.2.2/jodconverter-2.2.2.zip/download"><text:span text:style-name="T85_10">net</text:span></text:a></text:span><text:span text:style-name="T85_11"><text:a xlink:type="simple" xlink:href="http://sourceforge.net/projects/jodconverter/files/JODConverter/2.2.2/jodconverter-2.2.2.zip/download"><text:span text:style-name="T85_12">/</text:span></text:a></text:span><text:span text:style-name="T85_13"><text:a xlink:type="simple" xlink:href="http://sourceforge.net/projects/jodconverter/files/JODConverter/2.2.2/jodconverter-2.2.2.zip/download"><text:span text:style-name="T85_14">projects</text:span></text:a></text:span><text:span text:style-name="T85_15"><text:a xlink:type="simple" xlink:href="http://sourceforge.net/projects/jodconverter/files/JODConverter/2.2.2/jodconverter-2.2.2.zip/download"><text:span text:style-name="T85_16">/</text:span></text:a></text:span><text:span text:style-name="T85_17"><text:a xlink:type="simple" xlink:href="http://sourceforge.net/projects/jodconverter/files/JODConverter/2.2.2/jodconverter-2.2.2.zip/download"><text:span text:style-name="T85_18">jodconverter</text:span></text:a></text:span><text:span text:style-name="T85_19"><text:a xlink:type="simple" xlink:href="http://sourceforge.net/projects/jodconverter/files/JODConverter/2.2.2/jodconverter-2.2.2.zip/download"><text:span text:style-name="T85_20">/</text:span></text:a></text:span><text:span text:style-name="T85_21"><text:a xlink:type="simple" xlink:href="http://sourceforge.net/projects/jodconverter/files/JODConverter/2.2.2/jodconverter-2.2.2.zip/download"><text:span text:style-name="T85_22">files</text:span></text:a></text:span><text:span text:style-name="T85_23"><text:a xlink:type="simple" xlink:href="http://sourceforge.net/projects/jodconverter/files/JODConverter/2.2.2/jodconverter-2.2.2.zip/download"><text:span text:style-name="T85_24">/</text:span></text:a></text:span><text:span text:style-name="T85_25"><text:a xlink:type="simple" xlink:href="http://sourceforge.net/projects/jodconverter/files/JODConverter/2.2.2/jodconverter-2.2.2.zip/download"><text:span text:style-name="T85_26">JODConverter</text:span></text:a></text:span><text:span text:style-name="T85_27"><text:a xlink:type="simple" xlink:href="http://sourceforge.net/projects/jodconverter/files/JODConverter/2.2.2/jodconverter-2.2.2.zip/download"><text:span text:style-name="T85_28">/2.2.2/</text:span></text:a></text:span><text:span text:style-name="T85_29"><text:a xlink:type="simple" xlink:href="http://sourceforge.net/projects/jodconverter/files/JODConverter/2.2.2/jodconverter-2.2.2.zip/download"><text:span text:style-name="T85_30">jodconverter</text:span></text:a></text:span><text:span text:style-name="T85_31"><text:a xlink:type="simple" xlink:href="http://sourceforge.net/projects/jodconverter/files/JODConverter/2.2.2/jodconverter-2.2.2.zip/download"><text:span text:style-name="T85_32">-2.2.2.</text:span></text:a></text:span><text:span text:style-name="T85_33"><text:a xlink:type="simple" xlink:href="http://sourceforge.net/projects/jodconverter/files/JODConverter/2.2.2/jodconverter-2.2.2.zip/download"><text:span text:style-name="T85_34">zip</text:span></text:a></text:span><text:span text:style-name="T85_35"><text:a xlink:type="simple" xlink:href="http://sourceforge.net/projects/jodconverter/files/JODConverter/2.2.2/jodconverter-2.2.2.zip/download"><text:span text:style-name="T85_36">/</text:span></text:a></text:span><text:span text:style-name="T85_37"><text:a xlink:type="simple" xlink:href="http://sourceforge.net/projects/jodconverter/files/JODConverter/2.2.2/jodconverter-2.2.2.zip/download"><text:span text:style-name="T85_38">download</text:span></text:a></text:span><text:span text:style-name="T85_39"><text:s/></text:span></text:p>
      <text:p text:style-name="P86"><text:span text:style-name="T86_1">Unzip</text:span><text:span text:style-name="T86_2"><text:s/></text:span><text:span text:style-name="T86_3">it</text:span><text:span text:style-name="T86_4"><text:s/></text:span><text:span text:style-name="T86_5">and</text:span><text:span text:style-name="T86_6"><text:s/></text:span><text:span text:style-name="T86_7">place</text:span><text:span text:style-name="T86_8"><text:s/></text:span><text:span text:style-name="T86_9">into</text:span><text:span text:style-name="T86_10"><text:s/></text:span><text:span text:style-name="T86_11">Drupal</text:span><text:span text:style-name="T86_12">/</text:span><text:span text:style-name="T86_13">base</text:span><text:span text:style-name="T86_14">/</text:span><text:span text:style-name="T86_15">path</text:span><text:span text:style-name="T86_16">/</text:span><text:span text:style-name="T86_17">sites</text:span><text:span text:style-name="T86_18">/</text:span><text:span text:style-name="T86_19">all</text:span><text:span text:style-name="T86_20">/</text:span><text:span text:style-name="T86_21">libraries</text:span></text:p>
      <text:list text:style-name="LS5" xml:id="list27" text:continue-list="list26">
        <text:list-item>
          <text:p text:style-name="P87"><text:span text:style-name="T87_1">Islandora</text:span><text:span text:style-name="T87_2">_</text:span><text:span text:style-name="T87_3">jodconverter</text:span><text:span text:style-name="T87_4"><text:s/></text:span><text:span text:style-name="T87_5">module</text:span></text:p>
        </text:list-item>
      </text:list>
      <text:p text:style-name="P88"><text:span text:style-name="T88_1"><text:tab/></text:span><text:span text:style-name="T88_2">get</text:span><text:span text:style-name="T88_3"><text:s/></text:span><text:span text:style-name="T88_4">islandora</text:span><text:span text:style-name="T88_5">_</text:span><text:span text:style-name="T88_6">jodcoverter</text:span><text:span text:style-name="T88_7"><text:s/></text:span><text:span text:style-name="T88_8">form</text:span><text:span text:style-name="T88_9"><text:s/></text:span><text:span text:style-name="T88_10"><text:a xlink:type="simple" xlink:href="https://github.com/yqjiang/islandora_jodconverter"><text:span text:style-name="T88_11">https</text:span></text:a></text:span><text:span text:style-name="T88_12"><text:a xlink:type="simple" xlink:href="https://github.com/yqjiang/islandora_jodconverter"><text:span text:style-name="T88_13">://</text:span></text:a></text:span><text:span text:style-name="T88_14"><text:a xlink:type="simple" xlink:href="https://github.com/yqjiang/islandora_jodconverter"><text:span text:style-name="T88_15">github</text:span></text:a></text:span><text:span text:style-name="T88_16"><text:a xlink:type="simple" xlink:href="https://github.com/yqjiang/islandora_jodconverter"><text:span text:style-name="T88_17">.</text:span></text:a></text:span><text:span text:style-name="T88_18"><text:a xlink:type="simple" xlink:href="https://github.com/yqjiang/islandora_jodconverter"><text:span text:style-name="T88_19">com</text:span></text:a></text:span><text:span text:style-name="T88_20"><text:a xlink:type="simple" xlink:href="https://github.com/yqjiang/islandora_jodconverter"><text:span text:style-name="T88_21">/</text:span></text:a></text:span><text:span text:style-name="T88_22"><text:a xlink:type="simple" xlink:href="https://github.com/yqjiang/islandora_jodconverter"><text:span text:style-name="T88_23">yqjiang</text:span></text:a></text:span><text:span text:style-name="T88_24"><text:a xlink:type="simple" xlink:href="https://github.com/yqjiang/islandora_jodconverter"><text:span text:style-name="T88_25">/</text:span></text:a></text:span><text:span text:style-name="T88_26"><text:a xlink:type="simple" xlink:href="https://github.com/yqjiang/islandora_jodconverter"><text:span text:style-name="T88_27">islandora</text:span></text:a></text:span><text:span text:style-name="T88_28"><text:a xlink:type="simple" xlink:href="https://github.com/yqjiang/islandora_jodconverter"><text:span text:style-name="T88_29">_</text:span></text:a></text:span><text:span text:style-name="T88_30"><text:a xlink:type="simple" xlink:href="https://github.com/yqjiang/islandora_jodconverter"><text:span text:style-name="T88_31">jodconverter</text:span></text:a></text:span><text:span text:style-name="T88_32"><text:s/></text:span><text:span text:style-name="T88_33">and</text:span><text:span text:style-name="T88_34"><text:s/></text:span><text:span text:style-name="T88_35">place</text:span><text:span text:style-name="T88_36"><text:s/></text:span><text:span text:style-name="T88_37">it</text:span><text:span text:style-name="T88_38"><text:s/></text:span><text:span text:style-name="T88_39">into</text:span><text:span text:style-name="T88_40"><text:s/></text:span><text:span text:style-name="T88_41">drupal</text:span><text:span text:style-name="T88_42">/</text:span><text:span text:style-name="T88_43">base</text:span><text:span text:style-name="T88_44">/</text:span><text:span text:style-name="T88_45">path</text:span><text:span text:style-name="T88_46">/</text:span><text:span text:style-name="T88_47">sites</text:span><text:span text:style-name="T88_48">/</text:span><text:span text:style-name="T88_49">all</text:span><text:span text:style-name="T88_50">/</text:span><text:span text:style-name="T88_51">modules</text:span><text:span text:style-name="T88_52">/</text:span></text:p>
      <text:p text:style-name="P89"><text:span text:style-name="T89_1"><text:tab/></text:span><text:span text:style-name="T89_2">cd</text:span><text:span text:style-name="T89_3"><text:s/>/</text:span><text:span text:style-name="T89_4">var</text:span><text:span text:style-name="T89_5">/</text:span><text:span text:style-name="T89_6">www</text:span><text:span text:style-name="T89_7">/</text:span><text:span text:style-name="T89_8">drupal</text:span><text:span text:style-name="T89_9">7/</text:span><text:span text:style-name="T89_10">sites</text:span><text:span text:style-name="T89_11">/</text:span><text:span text:style-name="T89_12">all</text:span><text:span text:style-name="T89_13">/</text:span><text:span text:style-name="T89_14">modules</text:span><text:span text:style-name="T89_15">/</text:span></text:p>
      <text:p text:style-name="P90"><text:span text:style-name="T90_1"><text:tab/></text:span><text:span text:style-name="T90_2">git</text:span><text:span text:style-name="T90_3"><text:s/></text:span><text:span text:style-name="T90_4">clone</text:span><text:span text:style-name="T90_5"><text:s/></text:span><text:span text:style-name="T90_6">https</text:span><text:span text:style-name="T90_7">://</text:span><text:span text:style-name="T90_8">github</text:span><text:span text:style-name="T90_9">.</text:span><text:span text:style-name="T90_10">com</text:span><text:span text:style-name="T90_11">/</text:span><text:span text:style-name="T90_12">yqjiang</text:span><text:span text:style-name="T90_13">/</text:span><text:span text:style-name="T90_14">islandora</text:span><text:span text:style-name="T90_15">_</text:span><text:span text:style-name="T90_16">jodconverter</text:span><text:span text:style-name="T90_17">.</text:span><text:span text:style-name="T90_18">git</text:span></text:p>
      <text:list text:style-name="LS5" xml:id="list28" text:continue-list="list26">
        <text:list-item>
          <text:p text:style-name="P91"><text:span text:style-name="T91_1">Islandora</text:span><text:span text:style-name="T91_2">_</text:span><text:span text:style-name="T91_3">solution</text:span><text:span text:style-name="T91_4">_</text:span><text:span text:style-name="T91_5">pack</text:span><text:span text:style-name="T91_6">_</text:span><text:span text:style-name="T91_7">document</text:span></text:p>
        </text:list-item>
      </text:list>
      <text:p text:style-name="P92"><text:span text:style-name="T92_1"><text:tab/></text:span><text:span text:style-name="T92_2">get</text:span><text:span text:style-name="T92_3"><text:s/></text:span><text:span text:style-name="T92_4">islandora</text:span><text:span text:style-name="T92_5">_</text:span><text:span text:style-name="T92_6">solution</text:span><text:span text:style-name="T92_7">_</text:span><text:span text:style-name="T92_8">pack</text:span><text:span text:style-name="T92_9">_</text:span><text:span text:style-name="T92_10">document</text:span><text:span text:style-name="T92_11"><text:s/></text:span><text:span text:style-name="T92_12">from</text:span><text:span text:style-name="T92_13"><text:s/></text:span><text:span text:style-name="T92_14"><text:a xlink:type="simple" xlink:href="https://github.com/yqjiang/islandora_solution_pack_document"><text:span text:style-name="T92_15">https</text:span></text:a></text:span><text:span text:style-name="T92_16"><text:a xlink:type="simple" xlink:href="https://github.com/yqjiang/islandora_solution_pack_document"><text:span text:style-name="T92_17">://</text:span></text:a></text:span><text:span text:style-name="T92_18"><text:a xlink:type="simple" xlink:href="https://github.com/yqjiang/islandora_solution_pack_document"><text:span text:style-name="T92_19">github</text:span></text:a></text:span><text:span text:style-name="T92_20"><text:a xlink:type="simple" xlink:href="https://github.com/yqjiang/islandora_solution_pack_document"><text:span text:style-name="T92_21">.</text:span></text:a></text:span><text:span text:style-name="T92_22"><text:a xlink:type="simple" xlink:href="https://github.com/yqjiang/islandora_solution_pack_document"><text:span text:style-name="T92_23">com</text:span></text:a></text:span><text:span text:style-name="T92_24"><text:a xlink:type="simple" xlink:href="https://github.com/yqjiang/islandora_solution_pack_document"><text:span text:style-name="T92_25">/</text:span></text:a></text:span><text:span text:style-name="T92_26"><text:a xlink:type="simple" xlink:href="https://github.com/yqjiang/islandora_solution_pack_document"><text:span text:style-name="T92_27">yqjiang</text:span></text:a></text:span><text:span text:style-name="T92_28"><text:a xlink:type="simple" xlink:href="https://github.com/yqjiang/islandora_solution_pack_document"><text:span text:style-name="T92_29">/</text:span></text:a></text:span><text:span text:style-name="T92_30"><text:a xlink:type="simple" xlink:href="https://github.com/yqjiang/islandora_solution_pack_document"><text:span text:style-name="T92_31">islandora</text:span></text:a></text:span><text:span text:style-name="T92_32"><text:a xlink:type="simple" xlink:href="https://github.com/yqjiang/islandora_solution_pack_document"><text:span text:style-name="T92_33">_</text:span></text:a></text:span><text:span text:style-name="T92_34"><text:a xlink:type="simple" xlink:href="https://github.com/yqjiang/islandora_solution_pack_document"><text:span text:style-name="T92_35">solution</text:span></text:a></text:span><text:span text:style-name="T92_36"><text:a xlink:type="simple" xlink:href="https://github.com/yqjiang/islandora_solution_pack_document"><text:span text:style-name="T92_37">_</text:span></text:a></text:span><text:span text:style-name="T92_38"><text:a xlink:type="simple" xlink:href="https://github.com/yqjiang/islandora_solution_pack_document"><text:span text:style-name="T92_39">pack</text:span></text:a></text:span><text:span text:style-name="T92_40"><text:a xlink:type="simple" xlink:href="https://github.com/yqjiang/islandora_solution_pack_document"><text:span text:style-name="T92_41">_</text:span></text:a></text:span><text:span text:style-name="T92_42"><text:a xlink:type="simple" xlink:href="https://github.com/yqjiang/islandora_solution_pack_document"><text:span text:style-name="T92_43">document</text:span></text:a></text:span><text:span text:style-name="T92_44"><text:s/></text:span><text:span text:style-name="T92_45">and</text:span><text:span text:style-name="T92_46"><text:s/></text:span><text:span text:style-name="T92_47">place</text:span><text:span text:style-name="T92_48"><text:s/></text:span><text:span text:style-name="T92_49">it</text:span><text:span text:style-name="T92_50"><text:s/></text:span><text:span text:style-name="T92_51">into</text:span><text:span text:style-name="T92_52"><text:s/></text:span><text:span text:style-name="T92_53">into</text:span><text:span text:style-name="T92_54"><text:s/></text:span><text:span text:style-name="T92_55">drupal</text:span><text:span text:style-name="T92_56">/</text:span><text:span text:style-name="T92_57">base</text:span><text:span text:style-name="T92_58">/</text:span><text:span text:style-name="T92_59">path</text:span><text:span text:style-name="T92_60">/</text:span><text:span text:style-name="T92_61">sites</text:span><text:span text:style-name="T92_62">/</text:span><text:span text:style-name="T92_63">all</text:span><text:span text:style-name="T92_64">/</text:span><text:span text:style-name="T92_65">modules</text:span><text:span text:style-name="T92_66">/</text:span></text:p>
      <text:p text:style-name="P93"><text:span text:style-name="T93_1"><text:tab/></text:span><text:span text:style-name="T93_2">cd</text:span><text:span text:style-name="T93_3"><text:s/>/</text:span><text:span text:style-name="T93_4">var</text:span><text:span text:style-name="T93_5">/</text:span><text:span text:style-name="T93_6">www</text:span><text:span text:style-name="T93_7">/</text:span><text:span text:style-name="T93_8">drupal</text:span><text:span text:style-name="T93_9">7/</text:span><text:span text:style-name="T93_10">sites</text:span><text:span text:style-name="T93_11">/</text:span><text:span text:style-name="T93_12">all</text:span><text:span text:style-name="T93_13">/</text:span><text:span text:style-name="T93_14">modules</text:span><text:span text:style-name="T93_15">/</text:span></text:p>
      <text:p text:style-name="P94"><text:span text:style-name="T94_1"><text:tab/></text:span><text:span text:style-name="T94_2">git</text:span><text:span text:style-name="T94_3"><text:s/></text:span><text:span text:style-name="T94_4">clone</text:span><text:span text:style-name="T94_5"><text:s/></text:span><text:span text:style-name="T94_6">https</text:span><text:span text:style-name="T94_7">://</text:span><text:span text:style-name="T94_8">github</text:span><text:span text:style-name="T94_9">.</text:span><text:span text:style-name="T94_10">com</text:span><text:span text:style-name="T94_11">/</text:span><text:span text:style-name="T94_12">yqjiang</text:span><text:span text:style-name="T94_13">/</text:span><text:span text:style-name="T94_14">islandora</text:span><text:span text:style-name="T94_15">_</text:span><text:span text:style-name="T94_16">solution</text:span><text:span text:style-name="T94_17">_</text:span><text:span text:style-name="T94_18">pack</text:span><text:span text:style-name="T94_19">_</text:span><text:span text:style-name="T94_20">document</text:span><text:span text:style-name="T94_21">.</text:span><text:span text:style-name="T94_22">git</text:span></text:p>
      <text:h text:style-name="P95" text:outline-level="10"><text:bookmark-start text:name="h.a3yjq8h4blh3"/><text:bookmark-end text:name="h.a3yjq8h4blh3"/><text:span text:style-name="T95_1">4<text:s/></text:span><text:span text:style-name="T95_2">Trouble</text:span><text:span text:style-name="T95_3"><text:s/></text:span><text:span text:style-name="T95_4">Shoting</text:span></text:h>
      <text:h text:style-name="P96" text:outline-level="10"><text:bookmark-start text:name="h.c39cvsfl8csw"/><text:bookmark-end text:name="h.c39cvsfl8csw"/><text:span text:style-name="T96_1">5<text:s/></text:span><text:span text:style-name="T96_2">Furture</text:span><text:span text:style-name="T96_3"><text:s/></text:span><text:span text:style-name="T96_4">Development</text:span><text:span text:style-name="T96_5"><text:s/>(</text:span><text:span text:style-name="T96_6">For</text:span><text:span text:style-name="T96_7"><text:s/></text:span><text:span text:style-name="T96_8">developer</text:span><text:span text:style-name="T96_9">)</text:span></text:h>
      <text:h text:style-name="P97" text:outline-level="10"><text:bookmark-start text:name="h.oybd95i09lew"/><text:bookmark-end text:name="h.oybd95i09lew"/><text:span text:style-name="T97_1">5.1<text:s/></text:span><text:span text:style-name="T97_2">JODConverter</text:span></text:h>
      <text:list text:style-name="LS6" xml:id="list29">
        <text:list-item>
          <text:p text:style-name="P98"><text:span text:style-name="T98_1">jodconverter</text:span><text:span text:style-name="T98_2"><text:s/></text:span><text:span text:style-name="T98_3">exception</text:span><text:span text:style-name="T98_4"><text:s/></text:span><text:span text:style-name="T98_5">message</text:span><text:span text:style-name="T98_6"><text:s/></text:span><text:span text:style-name="T98_7">should</text:span><text:span text:style-name="T98_8"><text:s/></text:span><text:span text:style-name="T98_9">be</text:span><text:span text:style-name="T98_10"><text:s/></text:span><text:span text:style-name="T98_11">trigger</text:span><text:span text:style-name="T98_12">.</text:span></text:p>
          <text:list>
            <text:list-item>
              <text:p text:style-name="P99"><text:span text:style-name="T99_1">If</text:span><text:span text:style-name="T99_2"><text:s/></text:span><text:span text:style-name="T99_3">converter</text:span><text:span text:style-name="T99_4"><text:s/></text:span><text:span text:style-name="T99_5">success</text:span><text:span text:style-name="T99_6"><text:s/></text:span><text:span text:style-name="T99_7">nothing</text:span><text:span text:style-name="T99_8"><text:s/></text:span><text:span text:style-name="T99_9">out</text:span><text:span text:style-name="T99_10"><text:s/></text:span><text:span text:style-name="T99_11">from</text:span><text:span text:style-name="T99_12"><text:s/></text:span><text:span text:style-name="T99_13">the</text:span><text:span text:style-name="T99_14"><text:s/></text:span><text:span text:style-name="T99_15">command</text:span><text:span text:style-name="T99_16"><text:s/></text:span><text:span text:style-name="T99_17">line</text:span><text:span text:style-name="T99_18">.<text:s/></text:span><text:span text:style-name="T99_19">and</text:span><text:span text:style-name="T99_20"><text:s/></text:span><text:span text:style-name="T99_21">a</text:span><text:span text:style-name="T99_22"><text:s/></text:span><text:span text:style-name="T99_23">file</text:span><text:span text:style-name="T99_24"><text:s/></text:span><text:span text:style-name="T99_25">created</text:span><text:span text:style-name="T99_26">.<text:s/></text:span></text:p>
            </text:list-item>
            <text:list-item>
              <text:p text:style-name="P100"><text:span text:style-name="T100_1">If</text:span><text:span text:style-name="T100_2"><text:s/></text:span><text:span text:style-name="T100_3">not</text:span><text:span text:style-name="T100_4"><text:s/></text:span><text:span text:style-name="T100_5">a</text:span><text:span text:style-name="T100_6"><text:s/></text:span><text:span text:style-name="T100_7">Exception</text:span><text:span text:style-name="T100_8"><text:s/></text:span><text:span text:style-name="T100_9">stack</text:span><text:span text:style-name="T100_10"><text:s/></text:span><text:span text:style-name="T100_11">will</text:span><text:span text:style-name="T100_12"><text:s/></text:span><text:span text:style-name="T100_13">be</text:span><text:span text:style-name="T100_14"><text:s/></text:span><text:span text:style-name="T100_15">the</text:span><text:span text:style-name="T100_16"><text:s/></text:span><text:span text:style-name="T100_17">out</text:span><text:span text:style-name="T100_18"><text:s/></text:span><text:span text:style-name="T100_19">put</text:span><text:span text:style-name="T100_20">.<text:s/></text:span></text:p>
            </text:list-item>
            <text:list-item>
              <text:p text:style-name="P101"><text:span text:style-name="T101_1">Should</text:span><text:span text:style-name="T101_2"><text:s/></text:span><text:span text:style-name="T101_3">see</text:span><text:span text:style-name="T101_4"><text:s/></text:span><text:span text:style-name="T101_5">if</text:span><text:span text:style-name="T101_6"><text:s/></text:span><text:span text:style-name="T101_7">the</text:span><text:span text:style-name="T101_8"><text:s/></text:span><text:span text:style-name="T101_9">file</text:span><text:span text:style-name="T101_10"><text:s/></text:span><text:span text:style-name="T101_11">is</text:span><text:span text:style-name="T101_12"><text:s/></text:span><text:span text:style-name="T101_13">exist</text:span><text:span text:style-name="T101_14"><text:s/></text:span><text:span text:style-name="T101_15">and</text:span><text:span text:style-name="T101_16"><text:s/></text:span><text:span text:style-name="T101_17">out</text:span><text:span text:style-name="T101_18"><text:s/></text:span><text:span text:style-name="T101_19">put</text:span><text:span text:style-name="T101_20"><text:s/></text:span><text:span text:style-name="T101_21">the</text:span><text:span text:style-name="T101_22"><text:s/></text:span><text:span text:style-name="T101_23">exception</text:span><text:span text:style-name="T101_24"><text:s/></text:span><text:span text:style-name="T101_25">message</text:span></text:p>
            </text:list-item>
          </text:list>
        </text:list-item>
        <text:list-item>
          <text:p text:style-name="P102"><text:span text:style-name="T102_1">jodconverter</text:span><text:span text:style-name="T102_2"><text:s/></text:span><text:span text:style-name="T102_3">configure</text:span><text:span text:style-name="T102_4"><text:s/></text:span><text:span text:style-name="T102_5">document</text:span></text:p>
        </text:list-item>
        <text:list-item>
          <text:p text:style-name="P103"><text:span text:style-name="T103_1">jodconverter</text:span><text:span text:style-name="T103_2"><text:s/></text:span><text:span text:style-name="T103_3">test</text:span><text:span text:style-name="T103_4"><text:s/></text:span><text:span text:style-name="T103_5">files</text:span><text:span text:style-name="T103_6">.</text:span></text:p>
        </text:list-item>
        <text:list-item>
          <text:p text:style-name="P104"><text:span text:style-name="T104_1">Allow</text:span><text:span text:style-name="T104_2"><text:s/></text:span><text:span text:style-name="T104_3">openoffice</text:span><text:span text:style-name="T104_4"><text:s/></text:span><text:span text:style-name="T104_5">port</text:span><text:span text:style-name="T104_6"><text:s/></text:span><text:span text:style-name="T104_7">other</text:span><text:span text:style-name="T104_8"><text:s/></text:span><text:span text:style-name="T104_9">than</text:span><text:span text:style-name="T104_10"><text:s/>8100.</text:span></text:p>
        </text:list-item>
        <text:list-item>
          <text:p text:style-name="P105"><text:span text:style-name="T105_1">need</text:span><text:span text:style-name="T105_2"><text:s/></text:span><text:span text:style-name="T105_3">to</text:span><text:span text:style-name="T105_4"><text:s/></text:span><text:span text:style-name="T105_5">build</text:span><text:span text:style-name="T105_6"><text:s/></text:span><text:span text:style-name="T105_7">test</text:span><text:span text:style-name="T105_8"><text:s/></text:span><text:span text:style-name="T105_9">document</text:span><text:span text:style-name="T105_10"><text:s/></text:span><text:span text:style-name="T105_11">for</text:span><text:span text:style-name="T105_12"><text:s/></text:span><text:span text:style-name="T105_13">jodcoverter</text:span><text:span text:style-name="T105_14">.</text:span></text:p>
        </text:list-item>
        <text:list-item>
          <text:p text:style-name="P106"><text:span text:style-name="T106_1">Test</text:span><text:span text:style-name="T106_2"><text:s/></text:span><text:span text:style-name="T106_3">if</text:span><text:span text:style-name="T106_4"><text:s/></text:span><text:span text:style-name="T106_5">MicroSoft</text:span><text:span text:style-name="T106_6"><text:s/></text:span><text:span text:style-name="T106_7">Office</text:span><text:span text:style-name="T106_8"><text:s/>2007<text:s/></text:span><text:span text:style-name="T106_9">and</text:span><text:span text:style-name="T106_10"><text:s/></text:span><text:span text:style-name="T106_11">later</text:span><text:span text:style-name="T106_12"><text:s/></text:span><text:span text:style-name="T106_13">formmats</text:span><text:span text:style-name="T106_14"><text:s/></text:span><text:span text:style-name="T106_15">can</text:span><text:span text:style-name="T106_16"><text:s/></text:span><text:span text:style-name="T106_17">be</text:span><text:span text:style-name="T106_18"><text:s/></text:span><text:span text:style-name="T106_19">converted</text:span><text:span text:style-name="T106_20">.<text:s/></text:span><text:span text:style-name="T106_21">Edit</text:span><text:span text:style-name="T106_22"><text:s/></text:span><text:span text:style-name="T106_23">the</text:span><text:span text:style-name="T106_24"><text:s/></text:span><text:span text:style-name="T106_25">format</text:span><text:span text:style-name="T106_26"><text:s/></text:span><text:span text:style-name="T106_27">list</text:span><text:span text:style-name="T106_28"><text:s/></text:span><text:span text:style-name="T106_29">in</text:span><text:span text:style-name="T106_30"><text:s/></text:span><text:span text:style-name="T106_31">the</text:span><text:span text:style-name="T106_32"><text:s/></text:span><text:span text:style-name="T106_33">module</text:span><text:span text:style-name="T106_34">.<text:s/></text:span><text:span text:style-name="T106_35">and</text:span><text:span text:style-name="T106_36"><text:s/></text:span><text:span text:style-name="T106_37">update</text:span><text:span text:style-name="T106_38"><text:s/></text:span><text:span text:style-name="T106_39">the</text:span><text:span text:style-name="T106_40"><text:s/></text:span><text:span text:style-name="T106_41">document</text:span><text:span text:style-name="T106_42">.</text:span></text:p>
        </text:list-item>
      </text:list>
      <text:h text:style-name="P107" text:outline-level="10"><text:bookmark-start text:name="h.s87fq8kqcksq"/><text:bookmark-end text:name="h.s87fq8kqcksq"/><text:span text:style-name="T107_1">5.2<text:s/></text:span><text:span text:style-name="T107_2">Islandora</text:span><text:span text:style-name="T107_3"><text:s/></text:span><text:span text:style-name="T107_4">doument</text:span><text:span text:style-name="T107_5"><text:s/></text:span><text:span text:style-name="T107_6">solution</text:span><text:span text:style-name="T107_7"><text:s/></text:span><text:span text:style-name="T107_8">pack</text:span></text:h>
      <text:list text:style-name="LS7" xml:id="list38">
        <text:list-item>
          <text:p text:style-name="P108"><text:span text:style-name="T108_1">edit</text:span><text:span text:style-name="T108_2"><text:s/></text:span><text:span text:style-name="T108_3">content</text:span><text:span text:style-name="T108_4"><text:s/></text:span><text:span text:style-name="T108_5">model</text:span><text:span text:style-name="T108_6"><text:s/></text:span><text:span text:style-name="T108_7">to</text:span><text:span text:style-name="T108_8"><text:s/></text:span><text:span text:style-name="T108_9">support</text:span><text:span text:style-name="T108_10"><text:s/></text:span><text:span text:style-name="T108_11">all</text:span><text:span text:style-name="T108_12"><text:s/></text:span><text:span text:style-name="T108_13">jodconverter</text:span><text:span text:style-name="T108_14"><text:s/></text:span><text:span text:style-name="T108_15">format</text:span><text:span text:style-name="T108_16">.</text:span></text:p>
        </text:list-item>
        <text:list-item>
          <text:p text:style-name="P109"><text:span text:style-name="T109_1">edit</text:span><text:span text:style-name="T109_2"><text:s/></text:span><text:span text:style-name="T109_3">PDF</text:span><text:span text:style-name="T109_4"><text:s/></text:span><text:span text:style-name="T109_5">datastream</text:span><text:span text:style-name="T109_6"><text:s/>,<text:s/></text:span><text:span text:style-name="T109_7">if</text:span><text:span text:style-name="T109_8"><text:s/></text:span><text:span text:style-name="T109_9">a</text:span><text:span text:style-name="T109_10"><text:s/></text:span><text:span text:style-name="T109_11">pdf</text:span><text:span text:style-name="T109_12"><text:s/></text:span><text:span text:style-name="T109_13">file</text:span><text:span text:style-name="T109_14"><text:s/></text:span><text:span text:style-name="T109_15">is</text:span><text:span text:style-name="T109_16"><text:s/></text:span><text:span text:style-name="T109_17">added</text:span><text:span text:style-name="T109_18"><text:s/></text:span><text:span text:style-name="T109_19">do</text:span><text:span text:style-name="T109_20"><text:s/></text:span><text:span text:style-name="T109_21">not</text:span><text:span text:style-name="T109_22"><text:s/></text:span><text:span text:style-name="T109_23">use</text:span><text:span text:style-name="T109_24"><text:s/></text:span><text:span text:style-name="T109_25">jodconverter</text:span><text:span text:style-name="T109_26">.</text:span></text:p>
        </text:list-item>
        <text:list-item>
          <text:p text:style-name="P110"><text:span text:style-name="T110_1">get</text:span><text:span text:style-name="T110_2"><text:s/></text:span><text:span text:style-name="T110_3">jod</text:span><text:span text:style-name="T110_4"><text:s/></text:span><text:span text:style-name="T110_5">converter</text:span><text:span text:style-name="T110_6"><text:s/></text:span><text:span text:style-name="T110_7">error</text:span><text:span text:style-name="T110_8"><text:s/></text:span><text:span text:style-name="T110_9">and</text:span><text:span text:style-name="T110_10"><text:s/></text:span><text:span text:style-name="T110_11">set</text:span><text:span text:style-name="T110_12"><text:s/></text:span><text:span text:style-name="T110_13">message</text:span><text:span text:style-name="T110_14">.</text:span></text:p>
        </text:list-item>
        <text:list-item>
          <text:p text:style-name="P111"><text:span text:style-name="T111_1">if</text:span><text:span text:style-name="T111_2"><text:s/></text:span><text:span text:style-name="T111_3">a</text:span><text:span text:style-name="T111_4"><text:s/></text:span><text:span text:style-name="T111_5">txt</text:span><text:span text:style-name="T111_6"><text:s/></text:span><text:span text:style-name="T111_7">file</text:span><text:span text:style-name="T111_8"><text:s/></text:span><text:span text:style-name="T111_9">is</text:span><text:span text:style-name="T111_10"><text:s/></text:span><text:span text:style-name="T111_11">upload</text:span><text:span text:style-name="T111_12"><text:s/></text:span><text:span text:style-name="T111_13">use</text:span><text:span text:style-name="T111_14"><text:s/></text:span><text:span text:style-name="T111_15">it</text:span><text:span text:style-name="T111_16"><text:s/></text:span><text:span text:style-name="T111_17">as</text:span><text:span text:style-name="T111_18"><text:s/></text:span><text:span text:style-name="T111_19">FULL</text:span><text:span text:style-name="T111_20">_</text:span><text:span text:style-name="T111_21">TXT</text:span></text:p>
        </text:list-item>
        <text:list-item>
          <text:p text:style-name="P112"><text:span text:style-name="T112_1">Add</text:span><text:span text:style-name="T112_2"><text:s/></text:span><text:span text:style-name="T112_3">allowed</text:span><text:span text:style-name="T112_4"><text:s/></text:span><text:span text:style-name="T112_5">formats</text:span><text:span text:style-name="T112_6"><text:s/></text:span><text:span text:style-name="T112_7">in</text:span><text:span text:style-name="T112_8"><text:s/></text:span><text:span text:style-name="T112_9">admin</text:span><text:span text:style-name="T112_10"><text:s/></text:span><text:span text:style-name="T112_11">panel</text:span><text:span text:style-name="T112_12"><text:s/></text:span><text:span text:style-name="T112_13">for</text:span><text:span text:style-name="T112_14"><text:s/></text:span><text:span text:style-name="T112_15">user</text:span><text:span text:style-name="T112_16"><text:s/></text:span><text:span text:style-name="T112_17">to</text:span><text:span text:style-name="T112_18"><text:s/></text:span><text:span text:style-name="T112_19">choose</text:span><text:span text:style-name="T112_20"><text:s/></text:span><text:span text:style-name="T112_21">which</text:span><text:span text:style-name="T112_22"><text:s/></text:span><text:span text:style-name="T112_23">datasteam</text:span><text:span text:style-name="T112_24"><text:s/></text:span><text:span text:style-name="T112_25">should</text:span><text:span text:style-name="T112_26"><text:s/></text:span><text:span text:style-name="T112_27">be</text:span><text:span text:style-name="T112_28"><text:s/></text:span><text:span text:style-name="T112_29">build</text:span><text:span text:style-name="T112_30"><text:s/></text:span><text:span text:style-name="T112_31">when</text:span><text:span text:style-name="T112_32"><text:s/></text:span><text:span text:style-name="T112_33">ingested</text:span><text:span text:style-name="T112_34"><text:s/>(</text:span><text:span text:style-name="T112_35">eg</text:span><text:span text:style-name="T112_36">.<text:s/></text:span><text:span text:style-name="T112_37">when</text:span><text:span text:style-name="T112_38"><text:s/></text:span><text:span text:style-name="T112_39">upload</text:span><text:span text:style-name="T112_40"><text:s/></text:span><text:span text:style-name="T112_41">a</text:span><text:span text:style-name="T112_42"><text:s/></text:span><text:span text:style-name="T112_43">doc</text:span><text:span text:style-name="T112_44">,<text:s/></text:span><text:span text:style-name="T112_45">may</text:span><text:span text:style-name="T112_46"><text:s/></text:span><text:span text:style-name="T112_47">build</text:span><text:span text:style-name="T112_48"><text:s/></text:span><text:span text:style-name="T112_49">PDF</text:span><text:span text:style-name="T112_50">,<text:s/></text:span><text:span text:style-name="T112_51">RTF</text:span><text:span text:style-name="T112_52"><text:s/></text:span><text:span text:style-name="T112_53">ODT</text:span><text:span text:style-name="T112_54"><text:s/></text:span><text:span text:style-name="T112_55">datastreams</text:span><text:span text:style-name="T112_56">.)</text:span></text:p>
        </text:list-item>
        <text:list-item>
          <text:p text:style-name="P113"><text:span text:style-name="T113_1">Add</text:span><text:span text:style-name="T113_2"><text:s/></text:span><text:span text:style-name="T113_3">Data</text:span><text:span text:style-name="T113_4"><text:s/></text:span><text:span text:style-name="T113_5">stream</text:span><text:span text:style-name="T113_6"><text:s/></text:span><text:span text:style-name="T113_7">download</text:span><text:span text:style-name="T113_8"><text:s/></text:span><text:span text:style-name="T113_9">link</text:span><text:span text:style-name="T113_10"><text:s/></text:span><text:span text:style-name="T113_11">in</text:span><text:span text:style-name="T113_12"><text:s/></text:span><text:span text:style-name="T113_13">theme</text:span><text:span text:style-name="T113_14"><text:s/></text:span><text:span text:style-name="T113_15">allow</text:span><text:span text:style-name="T113_16"><text:s/></text:span><text:span text:style-name="T113_17">users</text:span><text:span text:style-name="T113_18"><text:s/></text:span><text:span text:style-name="T113_19">to</text:span><text:span text:style-name="T113_20"><text:s/></text:span><text:span text:style-name="T113_21">down</text:span><text:span text:style-name="T113_22"><text:s/></text:span><text:span text:style-name="T113_23">load</text:span><text:span text:style-name="T113_24"><text:s/></text:span><text:span text:style-name="T113_25">other</text:span><text:span text:style-name="T113_26"><text:s/></text:span><text:span text:style-name="T113_27">data</text:span><text:span text:style-name="T113_28"><text:s/></text:span><text:span text:style-name="T113_29">format</text:span><text:span text:style-name="T113_30">.</text:span></text:p>
        </text:list-item>
        <text:list-item>
          <text:p text:style-name="P114"><text:span text:style-name="T114_1">test</text:span><text:span text:style-name="T114_2"><text:s/></text:span><text:span text:style-name="T114_3">file</text:span><text:span text:style-name="T114_4">.</text:span></text:p>
        </text:list-item>
      </text:list>
      <text:h text:style-name="P115" text:outline-level="10"><text:bookmark-start text:name="h.4lxtdlprlkdq"/><text:bookmark-end text:name="h.4lxtdlprlkdq"/><text:span text:style-name="T115_1">5.3<text:s/></text:span><text:span text:style-name="T115_2">Other</text:span></text:h>
      <text:list text:style-name="LS8" xml:id="list45">
        <text:list-item>
          <text:p text:style-name="P116"><text:span text:style-name="T116_1">Maybe</text:span><text:span text:style-name="T116_2"><text:s/></text:span><text:span text:style-name="T116_3">double</text:span><text:span text:style-name="T116_4"><text:s/></text:span><text:span text:style-name="T116_5">check</text:span><text:span text:style-name="T116_6"><text:s/></text:span><text:span text:style-name="T116_7">this</text:span><text:span text:style-name="T116_8"><text:s/></text:span><text:span text:style-name="T116_9">document</text:span><text:span text:style-name="T116_10"><text:s/></text:span><text:span text:style-name="T116_11">to</text:span><text:span text:style-name="T116_12"><text:s/></text:span><text:span text:style-name="T116_13">figure</text:span><text:span text:style-name="T116_14"><text:s/></text:span><text:span text:style-name="T116_15">out</text:span><text:span text:style-name="T116_16"><text:s/></text:span><text:span text:style-name="T116_17">language</text:span><text:span text:style-name="T116_18"><text:s/></text:span><text:span text:style-name="T116_19">issue</text:span><text:span text:style-name="T116_20">.<text:s text:c="2"/></text:span><text:span text:style-name="T116_21">o</text:span><text:span text:style-name="T116_22"><text:s/>(&gt;_&lt;)<text:s/></text:span><text:span text:style-name="T116_23">o</text:span></text:p>
        </text:list-item>
        <text:list-item>
          <text:p text:style-name="P117"><text:span text:style-name="T117_1">Configure</text:span><text:span text:style-name="T117_2"><text:s/></text:span><text:span text:style-name="T117_3">OpenOffice</text:span><text:span text:style-name="T117_4"><text:s/></text:span><text:span text:style-name="T117_5">under</text:span><text:span text:style-name="T117_6"><text:s/></text:span><text:span text:style-name="T117_7">other</text:span><text:span text:style-name="T117_8"><text:s/></text:span><text:span text:style-name="T117_9">operation</text:span><text:span text:style-name="T117_10"><text:s/></text:span><text:span text:style-name="T117_11">system</text:span><text:span text:style-name="T117_12"><text:s/></text:span><text:span text:style-name="T117_13">and</text:span><text:span text:style-name="T117_14"><text:s/></text:span><text:span text:style-name="T117_15">update</text:span><text:span text:style-name="T117_16"><text:s/></text:span><text:span text:style-name="T117_17">installation</text:span><text:span text:style-name="T117_18"><text:s/></text:span><text:span text:style-name="T117_19">and</text:span><text:span text:style-name="T117_20"><text:s/></text:span><text:span text:style-name="T117_21">configuration</text:span><text:span text:style-name="T117_22"><text:s/></text:span><text:span text:style-name="T117_23">part</text:span><text:span text:style-name="T117_24"><text:s/></text:span><text:span text:style-name="T117_25"><text:a xlink:type="simple" xlink:href="https://docs.google.com/a/discoverygarden.ca/document/d/1zwLrMndzElZekLBQfpX83XsxDMQlRjQ8GOq5hsMQ5Qk/edit#heading=h.bwppgyp3hg0h"><text:span text:style-name="T117_26">https</text:span></text:a></text:span><text:span text:style-name="T117_27"><text:a xlink:type="simple" xlink:href="https://docs.google.com/a/discoverygarden.ca/document/d/1zwLrMndzElZekLBQfpX83XsxDMQlRjQ8GOq5hsMQ5Qk/edit#heading=h.bwppgyp3hg0h"><text:span text:style-name="T117_28">://</text:span></text:a></text:span><text:span text:style-name="T117_29"><text:a xlink:type="simple" xlink:href="https://docs.google.com/a/discoverygarden.ca/document/d/1zwLrMndzElZekLBQfpX83XsxDMQlRjQ8GOq5hsMQ5Qk/edit#heading=h.bwppgyp3hg0h"><text:span text:style-name="T117_30">docs</text:span></text:a></text:span><text:span text:style-name="T117_31"><text:a xlink:type="simple" xlink:href="https://docs.google.com/a/discoverygarden.ca/document/d/1zwLrMndzElZekLBQfpX83XsxDMQlRjQ8GOq5hsMQ5Qk/edit#heading=h.bwppgyp3hg0h"><text:span text:style-name="T117_32">.</text:span></text:a></text:span><text:span text:style-name="T117_33"><text:a xlink:type="simple" xlink:href="https://docs.google.com/a/discoverygarden.ca/document/d/1zwLrMndzElZekLBQfpX83XsxDMQlRjQ8GOq5hsMQ5Qk/edit#heading=h.bwppgyp3hg0h"><text:span text:style-name="T117_34">google</text:span></text:a></text:span><text:span text:style-name="T117_35"><text:a xlink:type="simple" xlink:href="https://docs.google.com/a/discoverygarden.ca/document/d/1zwLrMndzElZekLBQfpX83XsxDMQlRjQ8GOq5hsMQ5Qk/edit#heading=h.bwppgyp3hg0h"><text:span text:style-name="T117_36">.</text:span></text:a></text:span><text:span text:style-name="T117_37"><text:a xlink:type="simple" xlink:href="https://docs.google.com/a/discoverygarden.ca/document/d/1zwLrMndzElZekLBQfpX83XsxDMQlRjQ8GOq5hsMQ5Qk/edit#heading=h.bwppgyp3hg0h"><text:span text:style-name="T117_38">com</text:span></text:a></text:span><text:span text:style-name="T117_39"><text:a xlink:type="simple" xlink:href="https://docs.google.com/a/discoverygarden.ca/document/d/1zwLrMndzElZekLBQfpX83XsxDMQlRjQ8GOq5hsMQ5Qk/edit#heading=h.bwppgyp3hg0h"><text:span text:style-name="T117_40">/</text:span></text:a></text:span><text:span text:style-name="T117_41"><text:a xlink:type="simple" xlink:href="https://docs.google.com/a/discoverygarden.ca/document/d/1zwLrMndzElZekLBQfpX83XsxDMQlRjQ8GOq5hsMQ5Qk/edit#heading=h.bwppgyp3hg0h"><text:span text:style-name="T117_42">a</text:span></text:a></text:span><text:span text:style-name="T117_43"><text:a xlink:type="simple" xlink:href="https://docs.google.com/a/discoverygarden.ca/document/d/1zwLrMndzElZekLBQfpX83XsxDMQlRjQ8GOq5hsMQ5Qk/edit#heading=h.bwppgyp3hg0h"><text:span text:style-name="T117_44">/</text:span></text:a></text:span><text:span text:style-name="T117_45"><text:a xlink:type="simple" xlink:href="https://docs.google.com/a/discoverygarden.ca/document/d/1zwLrMndzElZekLBQfpX83XsxDMQlRjQ8GOq5hsMQ5Qk/edit#heading=h.bwppgyp3hg0h"><text:span text:style-name="T117_46">discoverygarden</text:span></text:a></text:span><text:span text:style-name="T117_47"><text:a xlink:type="simple" xlink:href="https://docs.google.com/a/discoverygarden.ca/document/d/1zwLrMndzElZekLBQfpX83XsxDMQlRjQ8GOq5hsMQ5Qk/edit#heading=h.bwppgyp3hg0h"><text:span text:style-name="T117_48">.</text:span></text:a></text:span><text:span text:style-name="T117_49"><text:a xlink:type="simple" xlink:href="https://docs.google.com/a/discoverygarden.ca/document/d/1zwLrMndzElZekLBQfpX83XsxDMQlRjQ8GOq5hsMQ5Qk/edit#heading=h.bwppgyp3hg0h"><text:span text:style-name="T117_50">ca</text:span></text:a></text:span><text:span text:style-name="T117_51"><text:a xlink:type="simple" xlink:href="https://docs.google.com/a/discoverygarden.ca/document/d/1zwLrMndzElZekLBQfpX83XsxDMQlRjQ8GOq5hsMQ5Qk/edit#heading=h.bwppgyp3hg0h"><text:span text:style-name="T117_52">/</text:span></text:a></text:span><text:span text:style-name="T117_53"><text:a xlink:type="simple" xlink:href="https://docs.google.com/a/discoverygarden.ca/document/d/1zwLrMndzElZekLBQfpX83XsxDMQlRjQ8GOq5hsMQ5Qk/edit#heading=h.bwppgyp3hg0h"><text:span text:style-name="T117_54">document</text:span></text:a></text:span><text:span text:style-name="T117_55"><text:a xlink:type="simple" xlink:href="https://docs.google.com/a/discoverygarden.ca/document/d/1zwLrMndzElZekLBQfpX83XsxDMQlRjQ8GOq5hsMQ5Qk/edit#heading=h.bwppgyp3hg0h"><text:span text:style-name="T117_56">/</text:span></text:a></text:span><text:span text:style-name="T117_57"><text:a xlink:type="simple" xlink:href="https://docs.google.com/a/discoverygarden.ca/document/d/1zwLrMndzElZekLBQfpX83XsxDMQlRjQ8GOq5hsMQ5Qk/edit#heading=h.bwppgyp3hg0h"><text:span text:style-name="T117_58">d</text:span></text:a></text:span><text:span text:style-name="T117_59"><text:a xlink:type="simple" xlink:href="https://docs.google.com/a/discoverygarden.ca/document/d/1zwLrMndzElZekLBQfpX83XsxDMQlRjQ8GOq5hsMQ5Qk/edit#heading=h.bwppgyp3hg0h"><text:span text:style-name="T117_60">/1</text:span></text:a></text:span><text:span text:style-name="T117_61"><text:a xlink:type="simple" xlink:href="https://docs.google.com/a/discoverygarden.ca/document/d/1zwLrMndzElZekLBQfpX83XsxDMQlRjQ8GOq5hsMQ5Qk/edit#heading=h.bwppgyp3hg0h"><text:span text:style-name="T117_62">zwLrMndzElZekLBQfpX</text:span></text:a></text:span><text:span text:style-name="T117_63"><text:a xlink:type="simple" xlink:href="https://docs.google.com/a/discoverygarden.ca/document/d/1zwLrMndzElZekLBQfpX83XsxDMQlRjQ8GOq5hsMQ5Qk/edit#heading=h.bwppgyp3hg0h"><text:span text:style-name="T117_64">83</text:span></text:a></text:span><text:span text:style-name="T117_65"><text:a xlink:type="simple" xlink:href="https://docs.google.com/a/discoverygarden.ca/document/d/1zwLrMndzElZekLBQfpX83XsxDMQlRjQ8GOq5hsMQ5Qk/edit#heading=h.bwppgyp3hg0h"><text:span text:style-name="T117_66">XsxDMQlRjQ</text:span></text:a></text:span><text:span text:style-name="T117_67"><text:a xlink:type="simple" xlink:href="https://docs.google.com/a/discoverygarden.ca/document/d/1zwLrMndzElZekLBQfpX83XsxDMQlRjQ8GOq5hsMQ5Qk/edit#heading=h.bwppgyp3hg0h"><text:span text:style-name="T117_68">8</text:span></text:a></text:span><text:span text:style-name="T117_69"><text:a xlink:type="simple" xlink:href="https://docs.google.com/a/discoverygarden.ca/document/d/1zwLrMndzElZekLBQfpX83XsxDMQlRjQ8GOq5hsMQ5Qk/edit#heading=h.bwppgyp3hg0h"><text:span text:style-name="T117_70">GOq</text:span></text:a></text:span><text:span text:style-name="T117_71"><text:a xlink:type="simple" xlink:href="https://docs.google.com/a/discoverygarden.ca/document/d/1zwLrMndzElZekLBQfpX83XsxDMQlRjQ8GOq5hsMQ5Qk/edit#heading=h.bwppgyp3hg0h"><text:span text:style-name="T117_72">5</text:span></text:a></text:span><text:span text:style-name="T117_73"><text:a xlink:type="simple" xlink:href="https://docs.google.com/a/discoverygarden.ca/document/d/1zwLrMndzElZekLBQfpX83XsxDMQlRjQ8GOq5hsMQ5Qk/edit#heading=h.bwppgyp3hg0h"><text:span text:style-name="T117_74">hsMQ</text:span></text:a></text:span><text:span text:style-name="T117_75"><text:a xlink:type="simple" xlink:href="https://docs.google.com/a/discoverygarden.ca/document/d/1zwLrMndzElZekLBQfpX83XsxDMQlRjQ8GOq5hsMQ5Qk/edit#heading=h.bwppgyp3hg0h"><text:span text:style-name="T117_76">5</text:span></text:a></text:span><text:span text:style-name="T117_77"><text:a xlink:type="simple" xlink:href="https://docs.google.com/a/discoverygarden.ca/document/d/1zwLrMndzElZekLBQfpX83XsxDMQlRjQ8GOq5hsMQ5Qk/edit#heading=h.bwppgyp3hg0h"><text:span text:style-name="T117_78">Qk</text:span></text:a></text:span><text:span text:style-name="T117_79"><text:a xlink:type="simple" xlink:href="https://docs.google.com/a/discoverygarden.ca/document/d/1zwLrMndzElZekLBQfpX83XsxDMQlRjQ8GOq5hsMQ5Qk/edit#heading=h.bwppgyp3hg0h"><text:span text:style-name="T117_80">/</text:span></text:a></text:span><text:span text:style-name="T117_81"><text:a xlink:type="simple" xlink:href="https://docs.google.com/a/discoverygarden.ca/document/d/1zwLrMndzElZekLBQfpX83XsxDMQlRjQ8GOq5hsMQ5Qk/edit#heading=h.bwppgyp3hg0h"><text:span text:style-name="T117_82">edit</text:span></text:a></text:span><text:span text:style-name="T117_83"><text:a xlink:type="simple" xlink:href="https://docs.google.com/a/discoverygarden.ca/document/d/1zwLrMndzElZekLBQfpX83XsxDMQlRjQ8GOq5hsMQ5Qk/edit#heading=h.bwppgyp3hg0h"><text:span text:style-name="T117_84">#</text:span></text:a></text:span><text:span text:style-name="T117_85"><text:a xlink:type="simple" xlink:href="https://docs.google.com/a/discoverygarden.ca/document/d/1zwLrMndzElZekLBQfpX83XsxDMQlRjQ8GOq5hsMQ5Qk/edit#heading=h.bwppgyp3hg0h"><text:span text:style-name="T117_86">heading</text:span></text:a></text:span><text:span text:style-name="T117_87"><text:a xlink:type="simple" xlink:href="https://docs.google.com/a/discoverygarden.ca/document/d/1zwLrMndzElZekLBQfpX83XsxDMQlRjQ8GOq5hsMQ5Qk/edit#heading=h.bwppgyp3hg0h"><text:span text:style-name="T117_88">=</text:span></text:a></text:span><text:span text:style-name="T117_89"><text:a xlink:type="simple" xlink:href="https://docs.google.com/a/discoverygarden.ca/document/d/1zwLrMndzElZekLBQfpX83XsxDMQlRjQ8GOq5hsMQ5Qk/edit#heading=h.bwppgyp3hg0h"><text:span text:style-name="T117_90">h</text:span></text:a></text:span><text:span text:style-name="T117_91"><text:a xlink:type="simple" xlink:href="https://docs.google.com/a/discoverygarden.ca/document/d/1zwLrMndzElZekLBQfpX83XsxDMQlRjQ8GOq5hsMQ5Qk/edit#heading=h.bwppgyp3hg0h"><text:span text:style-name="T117_92">.</text:span></text:a></text:span><text:span text:style-name="T117_93"><text:a xlink:type="simple" xlink:href="https://docs.google.com/a/discoverygarden.ca/document/d/1zwLrMndzElZekLBQfpX83XsxDMQlRjQ8GOq5hsMQ5Qk/edit#heading=h.bwppgyp3hg0h"><text:span text:style-name="T117_94">bwppgyp</text:span></text:a></text:span><text:span text:style-name="T117_95"><text:a xlink:type="simple" xlink:href="https://docs.google.com/a/discoverygarden.ca/document/d/1zwLrMndzElZekLBQfpX83XsxDMQlRjQ8GOq5hsMQ5Qk/edit#heading=h.bwppgyp3hg0h"><text:span text:style-name="T117_96">3</text:span></text:a></text:span><text:span text:style-name="T117_97"><text:a xlink:type="simple" xlink:href="https://docs.google.com/a/discoverygarden.ca/document/d/1zwLrMndzElZekLBQfpX83XsxDMQlRjQ8GOq5hsMQ5Qk/edit#heading=h.bwppgyp3hg0h"><text:span text:style-name="T117_98">hg</text:span></text:a></text:span><text:span text:style-name="T117_99"><text:a xlink:type="simple" xlink:href="https://docs.google.com/a/discoverygarden.ca/document/d/1zwLrMndzElZekLBQfpX83XsxDMQlRjQ8GOq5hsMQ5Qk/edit#heading=h.bwppgyp3hg0h"><text:span text:style-name="T117_100">0</text:span></text:a></text:span><text:span text:style-name="T117_101"><text:a xlink:type="simple" xlink:href="https://docs.google.com/a/discoverygarden.ca/document/d/1zwLrMndzElZekLBQfpX83XsxDMQlRjQ8GOq5hsMQ5Qk/edit#heading=h.bwppgyp3hg0h"><text:span text:style-name="T117_102">h</text:span></text:a></text:span></text:p>
        </text:list-item>
        <text:list-item>
          <text:p text:style-name="P118"><text:span text:style-name="T118_1">Add</text:span><text:span text:style-name="T118_2"><text:s/></text:span><text:span text:style-name="T118_3">issues</text:span><text:span text:style-name="T118_4"><text:s/></text:span><text:span text:style-name="T118_5">that</text:span><text:span text:style-name="T118_6"><text:s/></text:span><text:span text:style-name="T118_7">may</text:span><text:span text:style-name="T118_8"><text:s/></text:span><text:span text:style-name="T118_9">happens</text:span><text:span text:style-name="T118_10"><text:s/></text:span><text:span text:style-name="T118_11">under</text:span><text:span text:style-name="T118_12"><text:s/></text:span><text:span text:style-name="T118_13">trouble</text:span><text:span text:style-name="T118_14"><text:s/></text:span><text:span text:style-name="T118_15">shoting</text:span><text:span text:style-name="T118_16">.</text:span></text:p>
        </text:list-item>
      </text:list>
      <text:h text:style-name="P119" text:outline-level="10"><text:bookmark-start text:name="h.p9dtec2m1dfs"/><text:bookmark-end text:name="h.p9dtec2m1dfs"/></text:h>
      <text:h text:style-name="P120" text:outline-level="10"><text:bookmark-start text:name="h.aqrzg4gy1b18"/><text:bookmark-end text:name="h.aqrzg4gy1b18"/><text:bookmark-start text:name="h.34fnugrg8cke"/><text:bookmark-end text:name="h.34fnugrg8cke"/><text:span text:style-name="T120_1">6<text:s/></text:span><text:span text:style-name="T120_2">Revision</text:span><text:span text:style-name="T120_3"><text:s/></text:span><text:span text:style-name="T120_4">history</text:span></text:h>
      <text:p text:style-name="P121"/>
      <table:table table:style-name="Table2">
        <table:table-column table:style-name="Column4"/>
        <table:table-column table:style-name="Column5"/>
        <table:table-column table:style-name="Column6"/>
        <table:table-row table:style-name="Row4">
          <table:table-cell table:style-name="Cell10">
            <text:p text:style-name="P122"><text:span text:style-name="T122_1">Date</text:span></text:p>
          </table:table-cell>
          <table:table-cell table:style-name="Cell11">
            <text:p text:style-name="P123"><text:span text:style-name="T123_1">Comment</text:span></text:p>
          </table:table-cell>
          <table:table-cell table:style-name="Cell12">
            <text:p text:style-name="P124"><text:span text:style-name="T124_1">Author</text:span></text:p>
          </table:table-cell>
        </table:table-row>
        <table:table-row table:style-name="Row5">
          <table:table-cell table:style-name="Cell13">
            <text:p text:style-name="P125"><text:span text:style-name="T125_1">19<text:s/></text:span><text:span text:style-name="T125_2">Dec</text:span><text:span text:style-name="T125_3"><text:s/>2013</text:span></text:p>
          </table:table-cell>
          <table:table-cell table:style-name="Cell14">
            <text:p text:style-name="P126"><text:span text:style-name="T126_1">Initail</text:span><text:span text:style-name="T126_2"><text:s/></text:span><text:span text:style-name="T126_3">version</text:span></text:p>
          </table:table-cell>
          <table:table-cell table:style-name="Cell15">
            <text:p text:style-name="P127"><text:span text:style-name="T127_1">Yuqing</text:span><text:span text:style-name="T127_2"><text:s/></text:span><text:span text:style-name="T127_3">Jiang</text:span></text:p>
          </table:table-cell>
        </table:table-row>
        <table:table-row table:style-name="Row6">
          <table:table-cell table:style-name="Cell16">
            <text:p text:style-name="P128"/>
          </table:table-cell>
          <table:table-cell table:style-name="Cell17">
            <text:p text:style-name="P129"/>
          </table:table-cell>
          <table:table-cell table:style-name="Cell18">
            <text:p text:style-name="P130"/>
          </table:table-cell>
        </table:table-row>
      </table:table>
      <text:p text:style-name="P131"/>
      <text:p text:style-name="P1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style:writing-mode="lr-tb"/>
      <style:text-properties style:font-name="Trebuchet MS" fo:font-size="48pt" style:font-name-asian="Trebuchet MS" style:font-size-asian="48pt" style:font-name-complex="Trebuchet MS" style:font-size-complex="48pt"/>
    </style:style>
    <style:style style:name="Subtitle" style:family="paragraph" style:parent-style-name="Standard">
      <style:paragraph-properties fo:break-before="auto" fo:line-height="115%" fo:margin-bottom="0.353cm" style:writing-mode="lr-tb"/>
      <style:text-properties fo:font-style="italic" style:font-style-asian="italic" style:font-style-complex="italic" fo:color="#666666" style:font-name="Trebuchet MS" fo:font-size="24pt" style:font-name-asian="Trebuchet MS" style:font-size-asian="24pt" style:font-name-complex="Trebuchet MS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art-value="2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art-value="6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